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Black1" svg:font-family="ArialBlack"/>
    <style:font-face style:name="MinionProular1" svg:font-family="MinionProular"/>
    <style:font-face style:name="Wingdingsular1" svg:font-family="Wingdingsular"/>
    <style:font-face style:name="Arial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inionProular" svg:font-family="MinionProular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solid" draw:fill-color="#e5e4e4"/>
    </style:style>
    <style:style style:name="gr5" style:family="graphic" style:parent-style-name="standard">
      <style:graphic-properties draw:stroke="none" draw:fill="solid" draw:fill-color="#d9f3f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808080"/>
    </style:style>
    <style:style style:name="gr11" style:family="graphic" style:parent-style-name="standard">
      <style:graphic-properties draw:stroke="none" draw:fill="solid" draw:fill-color="#c0c0c0"/>
    </style:style>
    <style:style style:name="gr1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fill-color="#ffffff" fo:min-height="0.391cm"/>
    </style:style>
    <style:style style:name="gr15" style:family="graphic" style:parent-style-name="standard">
      <style:graphic-properties draw:stroke="none" draw:fill="none" draw:fill-color="#ffffff" fo:min-height="0.779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1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5e4e4"/>
    </style:style>
    <style:style style:name="P6" style:family="paragraph">
      <loext:graphic-properties draw:fill="solid" draw:fill-color="#d9f3fd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solid" draw:fill-color="#ffffff"/>
      <style:text-properties fo:font-size="16pt" style:font-size-asian="16pt" style:font-size-complex="16pt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solid" draw:fill-color="#c0c0c0"/>
    </style:style>
    <style:style style:name="P13" style:family="paragraph">
      <loext:graphic-properties draw:fill="solid" draw:fill-color="#ffffff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31f20" style:font-name="Arial1" fo:font-size="15pt" fo:font-weight="bold" style:font-size-asian="15pt" style:font-name-complex="Arial1" style:font-size-complex="15pt" style:font-weight-complex="bold"/>
    </style:style>
    <style:style style:name="T2" style:family="text">
      <style:text-properties fo:color="#231f20" style:font-name="Arial1" fo:font-size="10pt" style:font-size-asian="10pt" style:font-name-complex="Arial1" style:font-size-complex="10pt"/>
    </style:style>
    <style:style style:name="T3" style:family="text">
      <style:text-properties fo:color="#231f20" style:font-name="Arial1" fo:font-size="10pt" fo:font-weight="bold" style:font-size-asian="10pt" style:font-name-complex="Arial1" style:font-size-complex="10pt" style:font-weight-complex="bold"/>
    </style:style>
    <style:style style:name="T4" style:family="text">
      <style:text-properties fo:color="#231f20" style:font-name="Wingdingsular1" fo:font-size="10pt" style:font-size-asian="10pt" style:font-name-complex="Wingdingsular1" style:font-size-complex="10pt"/>
    </style:style>
    <style:style style:name="T5" style:family="text">
      <style:text-properties fo:color="#231f20" style:font-name="ArialBlack1" fo:font-size="10pt" fo:font-weight="bold" style:font-size-asian="10pt" style:font-name-complex="ArialBlack1" style:font-size-complex="10pt" style:font-weight-complex="bold"/>
    </style:style>
    <style:style style:name="T6" style:family="text">
      <style:text-properties fo:color="#231f20" style:font-name="Arial1" fo:font-size="9pt" fo:font-weight="bold" style:font-size-asian="9pt" style:font-name-complex="Arial1" style:font-size-complex="9pt" style:font-weight-complex="bold"/>
    </style:style>
    <style:style style:name="T7" style:family="text">
      <style:text-properties fo:color="#231f20" style:font-name="Arial1" fo:font-size="9pt" style:font-size-asian="9pt" style:font-name-complex="Arial1" style:font-size-complex="9pt"/>
    </style:style>
    <style:style style:name="T8" style:family="text">
      <style:text-properties fo:color="#231f20" style:font-name="Arial1" fo:font-size="8pt" style:font-size-asian="8pt" style:font-name-complex="Arial1" style:font-size-complex="8pt"/>
    </style:style>
    <style:style style:name="T9" style:family="text">
      <style:text-properties fo:color="#231f20" style:font-name="MinionProular1" fo:font-size="12pt" style:font-size-asian="12pt" style:font-name-complex="MinionProular1" style:font-size-complex="12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631cm" svg:height="0.589cm" svg:x="2.125cm" svg:y="1.531cm">
          <draw:text-box>
            <text:p text:style-name="P1"><text:span text:style-name="T1">Hei og takk for din søknad</text:span></text:p>
          </draw:text-box>
        </draw:frame>
        <draw:frame draw:style-name="gr2" draw:text-style-name="P3" draw:layer="layout" svg:width="12.837cm" svg:height="0.395cm" svg:x="2.125cm" svg:y="2.905cm">
          <draw:text-box>
            <text:p text:style-name="P1"><text:span text:style-name="T2">For at vi skal kunne ferdigbehandle din søknad trenger vi mer informasjon fra deg. </text:span></text:p>
          </draw:text-box>
        </draw:frame>
        <draw:frame draw:style-name="gr2" draw:text-style-name="P3" draw:layer="layout" svg:width="6.53cm" svg:height="0.395cm" svg:x="2.125cm" svg:y="3.328cm">
          <draw:text-box>
            <text:p text:style-name="P1"><text:span text:style-name="T2">Vennligst fyll inn skjema nederst på siden.</text:span></text:p>
          </draw:text-box>
        </draw:frame>
        <draw:frame draw:style-name="gr2" draw:text-style-name="P3" draw:layer="layout" svg:width="7.059cm" svg:height="0.395cm" svg:x="2.125cm" svg:y="4.175cm">
          <draw:text-box>
            <text:p text:style-name="P1"><text:span text:style-name="T3">Informasjonen vi trenger er som følgende:</text:span></text:p>
          </draw:text-box>
        </draw:frame>
        <draw:frame draw:style-name="gr2" draw:text-style-name="P3" draw:layer="layout" svg:width="0.352cm" svg:height="0.412cm" svg:x="2.125cm" svg:y="4.907cm">
          <draw:text-box>
            <text:p text:style-name="P1"><text:span text:style-name="T4">l</text:span></text:p>
          </draw:text-box>
        </draw:frame>
        <draw:frame draw:style-name="gr2" draw:text-style-name="P3" draw:layer="layout" svg:width="0.352cm" svg:height="0.395cm" svg:x="2.388cm" svg:y="4.9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598cm" svg:height="0.395cm" svg:x="2.795cm" svg:y="4.915cm">
          <draw:text-box>
            <text:p text:style-name="P1"><text:span text:style-name="T2">All type gjeld du har. Forbrukslån, kredittkort, boliggjeld, studiegjeld, </text:span></text:p>
          </draw:text-box>
        </draw:frame>
        <draw:frame draw:style-name="gr2" draw:text-style-name="P3" draw:layer="layout" svg:width="0.352cm" svg:height="0.395cm" svg:x="2.125cm" svg:y="5.3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1.212cm" svg:height="0.395cm" svg:x="2.795cm" svg:y="5.339cm">
          <draw:text-box>
            <text:p text:style-name="P1"><text:span text:style-name="T2">billån eller lignende. Dersom du deler gjeld med ektefelle eller samboer, </text:span></text:p>
          </draw:text-box>
        </draw:frame>
        <draw:frame draw:style-name="gr2" draw:text-style-name="P3" draw:layer="layout" svg:width="0.352cm" svg:height="0.395cm" svg:x="2.125cm" svg:y="5.7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442cm" svg:height="0.395cm" svg:x="2.795cm" svg:y="5.762cm">
          <draw:text-box>
            <text:p text:style-name="P1"><text:span text:style-name="T2">skal du skrive din andel av gjelden.</text:span></text:p>
          </draw:text-box>
        </draw:frame>
        <draw:frame draw:style-name="gr2" draw:text-style-name="P3" draw:layer="layout" svg:width="0.352cm" svg:height="0.412cm" svg:x="2.125cm" svg:y="6.177cm">
          <draw:text-box>
            <text:p text:style-name="P1"><text:span text:style-name="T4">l</text:span></text:p>
          </draw:text-box>
        </draw:frame>
        <draw:frame draw:style-name="gr2" draw:text-style-name="P3" draw:layer="layout" svg:width="0.352cm" svg:height="0.395cm" svg:x="2.388cm" svg:y="6.1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918cm" svg:height="0.395cm" svg:x="2.795cm" svg:y="6.185cm">
          <draw:text-box>
            <text:p text:style-name="P1"><text:span text:style-name="T2">Informasjon om utestående saldo og rammekreditt </text:span></text:p>
          </draw:text-box>
        </draw:frame>
        <draw:frame draw:style-name="gr2" draw:text-style-name="P3" draw:layer="layout" svg:width="0.352cm" svg:height="0.412cm" svg:x="2.125cm" svg:y="6.601cm">
          <draw:text-box>
            <text:p text:style-name="P1"><text:span text:style-name="T4">l</text:span></text:p>
          </draw:text-box>
        </draw:frame>
        <draw:frame draw:style-name="gr2" draw:text-style-name="P3" draw:layer="layout" svg:width="0.352cm" svg:height="0.395cm" svg:x="2.388cm" svg:y="6.6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976cm" svg:height="0.395cm" svg:x="2.795cm" svg:y="6.609cm">
          <draw:text-box>
            <text:p text:style-name="P1"><text:span text:style-name="T2">Kredittgrense på dine kredittkort</text:span></text:p>
          </draw:text-box>
        </draw:frame>
        <draw:frame draw:style-name="gr2" draw:text-style-name="P3" draw:layer="layout" svg:width="0.352cm" svg:height="0.412cm" svg:x="2.125cm" svg:y="7.024cm">
          <draw:text-box>
            <text:p text:style-name="P1"><text:span text:style-name="T4">l</text:span></text:p>
          </draw:text-box>
        </draw:frame>
        <draw:frame draw:style-name="gr2" draw:text-style-name="P3" draw:layer="layout" svg:width="0.352cm" svg:height="0.395cm" svg:x="2.388cm" svg:y="7.0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229cm" svg:height="0.395cm" svg:x="2.795cm" svg:y="7.032cm">
          <draw:text-box>
            <text:p text:style-name="P1"><text:span text:style-name="T2">Gjenstående nedbetalingstid på alle lån </text:span></text:p>
          </draw:text-box>
        </draw:frame>
        <draw:frame draw:style-name="gr2" draw:text-style-name="P3" draw:layer="layout" svg:width="0.352cm" svg:height="0.412cm" svg:x="2.125cm" svg:y="7.447cm">
          <draw:text-box>
            <text:p text:style-name="P1"><text:span text:style-name="T4">l</text:span></text:p>
          </draw:text-box>
        </draw:frame>
        <draw:frame draw:style-name="gr2" draw:text-style-name="P3" draw:layer="layout" svg:width="0.352cm" svg:height="0.395cm" svg:x="2.388cm" svg:y="7.4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174cm" svg:height="0.395cm" svg:x="2.795cm" svg:y="7.455cm">
          <draw:text-box>
            <text:p text:style-name="P1"><text:span text:style-name="T2">Rentesats og termingebyr/fakturagebyr </text:span></text:p>
          </draw:text-box>
        </draw:frame>
        <draw:frame draw:style-name="gr2" draw:text-style-name="P3" draw:layer="layout" svg:width="15.204cm" svg:height="0.395cm" svg:x="2.125cm" svg:y="8.302cm">
          <draw:text-box>
            <text:p text:style-name="P1"><text:span text:style-name="T2">Vennligst fyll inn gjeldsinformasjonen din i tabellen under og last opp dokumentet under «Annet» i </text:span></text:p>
          </draw:text-box>
        </draw:frame>
        <draw:frame draw:style-name="gr2" draw:text-style-name="P3" draw:layer="layout" svg:width="15.344cm" svg:height="0.395cm" svg:x="2.125cm" svg:y="8.725cm">
          <draw:text-box>
            <text:p text:style-name="P1"><text:span text:style-name="T2">signeringslinken sammen med de 2 siste lønnnslippene dine og skattemeldingen (selvangivelsen). </text:span></text:p>
          </draw:text-box>
        </draw:frame>
        <draw:frame draw:style-name="gr2" draw:text-style-name="P3" draw:layer="layout" svg:width="6.627cm" svg:height="0.395cm" svg:x="2.125cm" svg:y="9.149cm">
          <draw:text-box>
            <text:p text:style-name="P1"><text:span text:style-name="T2">Signeringslinken er sendt i en egen epost. </text:span></text:p>
          </draw:text-box>
        </draw:frame>
        <draw:frame draw:style-name="gr2" draw:text-style-name="P3" draw:layer="layout" svg:width="12.96cm" svg:height="0.395cm" svg:x="2.125cm" svg:y="10.419cm">
          <draw:text-box>
            <text:p text:style-name="P1"><text:span text:style-name="T2">Har du en samboer/ektefelle du deler alle kostnader likt med, vennligst oppgi dette. </text:span></text:p>
          </draw:text-box>
        </draw:frame>
        <draw:frame draw:style-name="gr2" draw:text-style-name="P3" draw:layer="layout" svg:width="8.71cm" svg:height="0.395cm" svg:x="2.125cm" svg:y="11.265cm">
          <draw:text-box>
            <text:p text:style-name="P1"><text:span text:style-name="T3">Jeg deler alle kostnader likt med samboer/ektefelle: </text:span></text:p>
          </draw:text-box>
        </draw:frame>
        <draw:frame draw:style-name="gr2" draw:text-style-name="P3" draw:layer="layout" svg:width="0.352cm" svg:height="0.395cm" svg:x="11.015cm" svg:y="11.2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548cm" svg:height="0.395cm" svg:x="12.285cm" svg:y="11.265cm">
          <draw:text-box>
            <text:p text:style-name="P1"><text:span text:style-name="T3">JA </text:span></text:p>
          </draw:text-box>
        </draw:frame>
        <draw:line draw:style-name="gr3" draw:text-style-name="P4" draw:layer="layout" svg:x1="2cm" svg:y1="11.916cm" svg:x2="19.2cm" svg:y2="11.916cm">
          <text:p/>
        </draw:line>
        <draw:line draw:style-name="gr3" draw:text-style-name="P4" draw:layer="layout" svg:x1="1.975cm" svg:y1="11.105cm" svg:x2="19.174cm" svg:y2="11.105cm">
          <text:p/>
        </draw:line>
        <draw:path draw:style-name="gr4" draw:text-style-name="P5" draw:layer="layout" svg:width="17.183cm" svg:height="0.958cm" svg:x="2.008cm" svg:y="12.308cm" svg:viewBox="0 0 17184 959" svg:d="M0 0h4541v959h-4541zM4541 0h3453v959h-3453zM7994 0h3440v959h-3440zM11434 0h2084v959h-2084zM13518 0h3666v959h-3666z">
          <text:p/>
        </draw:path>
        <draw:path draw:style-name="gr5" draw:text-style-name="P6" draw:layer="layout" svg:width="17.183cm" svg:height="14.094cm" svg:x="2.008cm" svg:y="14.118cm" svg:viewBox="0 0 17184 14095" svg:d="M0 0h4541v852h-4541zM4541 0h3453v852h-3453zM7994 0h3440v852h-3440zM11434 0h2084v852h-2084zM13518 0h3666v852h-3666zM0 1705h4541v590h-4541zM4541 1705h3453v590h-3453zM7994 1705h3440v590h-3440zM11434 1705h2084v590h-2084zM13518 1705h3666v590h-3666zM0 2884h4541v590h-4541zM4541 2884h3453v590h-3453zM7994 2884h3440v590h-3440zM11434 2884h2084v590h-2084zM13518 2884h3666v590h-3666zM0 4064h4541v590h-4541zM4541 4064h3453v590h-3453zM7994 4064h3440v590h-3440zM11434 4064h2084v590h-2084zM13518 4064h3666v590h-3666zM0 5244h4541v590h-4541zM4541 5244h3453v590h-3453zM7994 5244h3440v590h-3440zM11434 5244h2084v590h-2084zM13518 5244h3666v590h-3666zM0 6424h4541v590h-4541zM4541 6424h3453v590h-3453zM7994 6424h3440v590h-3440zM11434 6424h2084v590h-2084zM13518 6424h3666v590h-3666zM0 7605h4541v590h-4541zM4541 7605h3453v590h-3453zM7994 7605h3440v590h-3440zM11434 7605h2084v590h-2084zM13518 7605h3666v590h-3666zM0 8785h4541v590h-4541zM4541 8785h3453v590h-3453zM7994 8785h3440v590h-3440zM11434 8785h2084v590h-2084zM13518 8785h3666v590h-3666zM0 9965h4541v590h-4541zM4541 9965h3453v590h-3453zM7994 9965h3440v590h-3440zM11434 9965h2084v590h-2084zM13518 9965h3666v590h-3666zM0 11145h4541v590h-4541zM4541 11145h3453v590h-3453zM7994 11145h3440v590h-3440zM11434 11145h2084v590h-2084zM13518 11145h3666v590h-3666zM0 12325h4541v590h-4541zM4541 12325h3453v590h-3453zM7994 12325h3440v590h-3440zM11434 12325h2084v590h-2084zM13518 12325h3666v590h-3666zM0 13505h4541v590h-4541zM4541 13505h3453v590h-3453zM7994 13505h3440v590h-3440zM11434 13505h2084v590h-2084zM13518 13505h3666v590h-3666z">
          <text:p/>
        </draw:path>
        <draw:line draw:style-name="gr3" draw:text-style-name="P4" draw:layer="layout" svg:x1="2.008cm" svg:y1="14.11cm" svg:x2="2.008cm" svg:y2="13.275cm">
          <text:p/>
        </draw:line>
        <draw:line draw:style-name="gr3" draw:text-style-name="P4" draw:layer="layout" svg:x1="6.55cm" svg:y1="14.11cm" svg:x2="6.55cm" svg:y2="13.275cm">
          <text:p/>
        </draw:line>
        <draw:line draw:style-name="gr3" draw:text-style-name="P4" draw:layer="layout" svg:x1="10.001cm" svg:y1="14.11cm" svg:x2="10.001cm" svg:y2="13.275cm">
          <text:p/>
        </draw:line>
        <draw:line draw:style-name="gr3" draw:text-style-name="P4" draw:layer="layout" svg:x1="13.441cm" svg:y1="14.11cm" svg:x2="13.441cm" svg:y2="13.275cm">
          <text:p/>
        </draw:line>
        <draw:line draw:style-name="gr3" draw:text-style-name="P4" draw:layer="layout" svg:x1="15.524cm" svg:y1="14.11cm" svg:x2="15.524cm" svg:y2="13.275cm">
          <text:p/>
        </draw:line>
        <draw:line draw:style-name="gr3" draw:text-style-name="P4" draw:layer="layout" svg:x1="19.191cm" svg:y1="14.11cm" svg:x2="19.191cm" svg:y2="13.275cm">
          <text:p/>
        </draw:line>
        <draw:line draw:style-name="gr3" draw:text-style-name="P4" draw:layer="layout" svg:x1="1.999cm" svg:y1="14.118cm" svg:x2="6.549cm" svg:y2="14.118cm">
          <text:p/>
        </draw:line>
        <draw:line draw:style-name="gr3" draw:text-style-name="P4" draw:layer="layout" svg:x1="2.008cm" svg:y1="14.962cm" svg:x2="2.008cm" svg:y2="14.127cm">
          <text:p/>
        </draw:line>
        <draw:line draw:style-name="gr3" draw:text-style-name="P4" draw:layer="layout" svg:x1="6.55cm" svg:y1="14.118cm" svg:x2="10.001cm" svg:y2="14.118cm">
          <text:p/>
        </draw:line>
        <draw:line draw:style-name="gr3" draw:text-style-name="P4" draw:layer="layout" svg:x1="6.55cm" svg:y1="14.962cm" svg:x2="6.55cm" svg:y2="14.127cm">
          <text:p/>
        </draw:line>
        <draw:line draw:style-name="gr3" draw:text-style-name="P4" draw:layer="layout" svg:x1="10.001cm" svg:y1="14.118cm" svg:x2="13.441cm" svg:y2="14.118cm">
          <text:p/>
        </draw:line>
        <draw:line draw:style-name="gr3" draw:text-style-name="P4" draw:layer="layout" svg:x1="10.001cm" svg:y1="14.962cm" svg:x2="10.001cm" svg:y2="14.127cm">
          <text:p/>
        </draw:line>
        <draw:line draw:style-name="gr3" draw:text-style-name="P4" draw:layer="layout" svg:x1="13.441cm" svg:y1="14.118cm" svg:x2="15.525cm" svg:y2="14.118cm">
          <text:p/>
        </draw:line>
        <draw:line draw:style-name="gr3" draw:text-style-name="P4" draw:layer="layout" svg:x1="13.441cm" svg:y1="14.962cm" svg:x2="13.441cm" svg:y2="14.127cm">
          <text:p/>
        </draw:line>
        <draw:line draw:style-name="gr3" draw:text-style-name="P4" draw:layer="layout" svg:x1="15.524cm" svg:y1="14.118cm" svg:x2="19.199cm" svg:y2="14.118cm">
          <text:p/>
        </draw:line>
        <draw:line draw:style-name="gr3" draw:text-style-name="P4" draw:layer="layout" svg:x1="15.524cm" svg:y1="14.962cm" svg:x2="15.524cm" svg:y2="14.127cm">
          <text:p/>
        </draw:line>
        <draw:line draw:style-name="gr3" draw:text-style-name="P4" draw:layer="layout" svg:x1="19.191cm" svg:y1="14.962cm" svg:x2="19.191cm" svg:y2="14.127cm">
          <text:p/>
        </draw:line>
        <draw:line draw:style-name="gr3" draw:text-style-name="P4" draw:layer="layout" svg:x1="1.999cm" svg:y1="14.97cm" svg:x2="6.549cm" svg:y2="14.97cm">
          <text:p/>
        </draw:line>
        <draw:line draw:style-name="gr3" draw:text-style-name="P4" draw:layer="layout" svg:x1="2.008cm" svg:y1="15.814cm" svg:x2="2.008cm" svg:y2="14.979cm">
          <text:p/>
        </draw:line>
        <draw:line draw:style-name="gr3" draw:text-style-name="P4" draw:layer="layout" svg:x1="6.55cm" svg:y1="14.97cm" svg:x2="10.001cm" svg:y2="14.97cm">
          <text:p/>
        </draw:line>
        <draw:line draw:style-name="gr3" draw:text-style-name="P4" draw:layer="layout" svg:x1="6.55cm" svg:y1="15.814cm" svg:x2="6.55cm" svg:y2="14.979cm">
          <text:p/>
        </draw:line>
        <draw:line draw:style-name="gr3" draw:text-style-name="P4" draw:layer="layout" svg:x1="10.001cm" svg:y1="14.97cm" svg:x2="13.441cm" svg:y2="14.97cm">
          <text:p/>
        </draw:line>
        <draw:line draw:style-name="gr3" draw:text-style-name="P4" draw:layer="layout" svg:x1="10.001cm" svg:y1="15.814cm" svg:x2="10.001cm" svg:y2="14.979cm">
          <text:p/>
        </draw:line>
        <draw:line draw:style-name="gr3" draw:text-style-name="P4" draw:layer="layout" svg:x1="13.441cm" svg:y1="14.97cm" svg:x2="15.525cm" svg:y2="14.97cm">
          <text:p/>
        </draw:line>
        <draw:line draw:style-name="gr3" draw:text-style-name="P4" draw:layer="layout" svg:x1="13.441cm" svg:y1="15.814cm" svg:x2="13.441cm" svg:y2="14.979cm">
          <text:p/>
        </draw:line>
        <draw:line draw:style-name="gr3" draw:text-style-name="P4" draw:layer="layout" svg:x1="15.524cm" svg:y1="14.97cm" svg:x2="19.199cm" svg:y2="14.97cm">
          <text:p/>
        </draw:line>
        <draw:line draw:style-name="gr3" draw:text-style-name="P4" draw:layer="layout" svg:x1="15.524cm" svg:y1="15.814cm" svg:x2="15.524cm" svg:y2="14.979cm">
          <text:p/>
        </draw:line>
        <draw:line draw:style-name="gr3" draw:text-style-name="P4" draw:layer="layout" svg:x1="19.191cm" svg:y1="15.814cm" svg:x2="19.191cm" svg:y2="14.979cm">
          <text:p/>
        </draw:line>
        <draw:line draw:style-name="gr3" draw:text-style-name="P4" draw:layer="layout" svg:x1="2.008cm" svg:y1="16.994cm" svg:x2="2.008cm" svg:y2="16.421cm">
          <text:p/>
        </draw:line>
        <draw:line draw:style-name="gr3" draw:text-style-name="P4" draw:layer="layout" svg:x1="6.55cm" svg:y1="16.994cm" svg:x2="6.55cm" svg:y2="16.421cm">
          <text:p/>
        </draw:line>
        <draw:line draw:style-name="gr3" draw:text-style-name="P4" draw:layer="layout" svg:x1="10.001cm" svg:y1="16.994cm" svg:x2="10.001cm" svg:y2="16.421cm">
          <text:p/>
        </draw:line>
        <draw:line draw:style-name="gr3" draw:text-style-name="P4" draw:layer="layout" svg:x1="13.441cm" svg:y1="16.994cm" svg:x2="13.441cm" svg:y2="16.421cm">
          <text:p/>
        </draw:line>
        <draw:line draw:style-name="gr3" draw:text-style-name="P4" draw:layer="layout" svg:x1="15.524cm" svg:y1="16.994cm" svg:x2="15.524cm" svg:y2="16.421cm">
          <text:p/>
        </draw:line>
        <draw:line draw:style-name="gr3" draw:text-style-name="P4" draw:layer="layout" svg:x1="19.191cm" svg:y1="16.994cm" svg:x2="19.191cm" svg:y2="16.421cm">
          <text:p/>
        </draw:line>
        <draw:line draw:style-name="gr3" draw:text-style-name="P4" draw:layer="layout" svg:x1="2.008cm" svg:y1="18.174cm" svg:x2="2.008cm" svg:y2="17.601cm">
          <text:p/>
        </draw:line>
        <draw:line draw:style-name="gr3" draw:text-style-name="P4" draw:layer="layout" svg:x1="6.55cm" svg:y1="18.174cm" svg:x2="6.55cm" svg:y2="17.601cm">
          <text:p/>
        </draw:line>
        <draw:line draw:style-name="gr3" draw:text-style-name="P4" draw:layer="layout" svg:x1="10.001cm" svg:y1="18.174cm" svg:x2="10.001cm" svg:y2="17.601cm">
          <text:p/>
        </draw:line>
        <draw:line draw:style-name="gr3" draw:text-style-name="P4" draw:layer="layout" svg:x1="13.441cm" svg:y1="18.174cm" svg:x2="13.441cm" svg:y2="17.601cm">
          <text:p/>
        </draw:line>
        <draw:line draw:style-name="gr3" draw:text-style-name="P4" draw:layer="layout" svg:x1="15.524cm" svg:y1="18.174cm" svg:x2="15.524cm" svg:y2="17.601cm">
          <text:p/>
        </draw:line>
        <draw:line draw:style-name="gr3" draw:text-style-name="P4" draw:layer="layout" svg:x1="19.191cm" svg:y1="18.174cm" svg:x2="19.191cm" svg:y2="17.601cm">
          <text:p/>
        </draw:line>
        <draw:line draw:style-name="gr3" draw:text-style-name="P4" draw:layer="layout" svg:x1="2.008cm" svg:y1="19.354cm" svg:x2="2.008cm" svg:y2="18.781cm">
          <text:p/>
        </draw:line>
        <draw:line draw:style-name="gr3" draw:text-style-name="P4" draw:layer="layout" svg:x1="6.55cm" svg:y1="19.354cm" svg:x2="6.55cm" svg:y2="18.781cm">
          <text:p/>
        </draw:line>
        <draw:line draw:style-name="gr3" draw:text-style-name="P4" draw:layer="layout" svg:x1="10.001cm" svg:y1="19.354cm" svg:x2="10.001cm" svg:y2="18.781cm">
          <text:p/>
        </draw:line>
        <draw:line draw:style-name="gr3" draw:text-style-name="P4" draw:layer="layout" svg:x1="13.441cm" svg:y1="19.354cm" svg:x2="13.441cm" svg:y2="18.781cm">
          <text:p/>
        </draw:line>
        <draw:line draw:style-name="gr3" draw:text-style-name="P4" draw:layer="layout" svg:x1="15.524cm" svg:y1="19.354cm" svg:x2="15.524cm" svg:y2="18.781cm">
          <text:p/>
        </draw:line>
        <draw:line draw:style-name="gr3" draw:text-style-name="P4" draw:layer="layout" svg:x1="19.191cm" svg:y1="19.354cm" svg:x2="19.191cm" svg:y2="18.781cm">
          <text:p/>
        </draw:line>
        <draw:line draw:style-name="gr3" draw:text-style-name="P4" draw:layer="layout" svg:x1="2.008cm" svg:y1="20.534cm" svg:x2="2.008cm" svg:y2="19.961cm">
          <text:p/>
        </draw:line>
        <draw:line draw:style-name="gr3" draw:text-style-name="P4" draw:layer="layout" svg:x1="6.55cm" svg:y1="20.534cm" svg:x2="6.55cm" svg:y2="19.961cm">
          <text:p/>
        </draw:line>
        <draw:line draw:style-name="gr3" draw:text-style-name="P4" draw:layer="layout" svg:x1="10.001cm" svg:y1="20.534cm" svg:x2="10.001cm" svg:y2="19.961cm">
          <text:p/>
        </draw:line>
        <draw:line draw:style-name="gr3" draw:text-style-name="P4" draw:layer="layout" svg:x1="13.441cm" svg:y1="20.534cm" svg:x2="13.441cm" svg:y2="19.961cm">
          <text:p/>
        </draw:line>
        <draw:line draw:style-name="gr3" draw:text-style-name="P4" draw:layer="layout" svg:x1="15.524cm" svg:y1="20.534cm" svg:x2="15.524cm" svg:y2="19.961cm">
          <text:p/>
        </draw:line>
        <draw:line draw:style-name="gr3" draw:text-style-name="P4" draw:layer="layout" svg:x1="19.191cm" svg:y1="20.534cm" svg:x2="19.191cm" svg:y2="19.961cm">
          <text:p/>
        </draw:line>
        <draw:line draw:style-name="gr3" draw:text-style-name="P4" draw:layer="layout" svg:x1="2.008cm" svg:y1="21.714cm" svg:x2="2.008cm" svg:y2="21.141cm">
          <text:p/>
        </draw:line>
        <draw:line draw:style-name="gr3" draw:text-style-name="P4" draw:layer="layout" svg:x1="6.55cm" svg:y1="21.714cm" svg:x2="6.55cm" svg:y2="21.141cm">
          <text:p/>
        </draw:line>
        <draw:line draw:style-name="gr3" draw:text-style-name="P4" draw:layer="layout" svg:x1="10.001cm" svg:y1="21.714cm" svg:x2="10.001cm" svg:y2="21.141cm">
          <text:p/>
        </draw:line>
        <draw:line draw:style-name="gr3" draw:text-style-name="P4" draw:layer="layout" svg:x1="13.441cm" svg:y1="21.714cm" svg:x2="13.441cm" svg:y2="21.141cm">
          <text:p/>
        </draw:line>
        <draw:line draw:style-name="gr3" draw:text-style-name="P4" draw:layer="layout" svg:x1="15.524cm" svg:y1="21.714cm" svg:x2="15.524cm" svg:y2="21.141cm">
          <text:p/>
        </draw:line>
        <draw:line draw:style-name="gr3" draw:text-style-name="P4" draw:layer="layout" svg:x1="19.191cm" svg:y1="21.714cm" svg:x2="19.191cm" svg:y2="21.141cm">
          <text:p/>
        </draw:line>
        <draw:line draw:style-name="gr3" draw:text-style-name="P4" draw:layer="layout" svg:x1="2.008cm" svg:y1="22.893cm" svg:x2="2.008cm" svg:y2="22.321cm">
          <text:p/>
        </draw:line>
        <draw:line draw:style-name="gr3" draw:text-style-name="P4" draw:layer="layout" svg:x1="6.55cm" svg:y1="22.893cm" svg:x2="6.55cm" svg:y2="22.321cm">
          <text:p/>
        </draw:line>
        <draw:line draw:style-name="gr3" draw:text-style-name="P4" draw:layer="layout" svg:x1="10.001cm" svg:y1="22.893cm" svg:x2="10.001cm" svg:y2="22.321cm">
          <text:p/>
        </draw:line>
        <draw:line draw:style-name="gr3" draw:text-style-name="P4" draw:layer="layout" svg:x1="13.441cm" svg:y1="22.893cm" svg:x2="13.441cm" svg:y2="22.321cm">
          <text:p/>
        </draw:line>
        <draw:line draw:style-name="gr3" draw:text-style-name="P4" draw:layer="layout" svg:x1="15.524cm" svg:y1="22.893cm" svg:x2="15.524cm" svg:y2="22.321cm">
          <text:p/>
        </draw:line>
        <draw:line draw:style-name="gr3" draw:text-style-name="P4" draw:layer="layout" svg:x1="19.191cm" svg:y1="22.893cm" svg:x2="19.191cm" svg:y2="22.321cm">
          <text:p/>
        </draw:line>
        <draw:line draw:style-name="gr3" draw:text-style-name="P4" draw:layer="layout" svg:x1="2.008cm" svg:y1="24.073cm" svg:x2="2.008cm" svg:y2="23.501cm">
          <text:p/>
        </draw:line>
        <draw:line draw:style-name="gr3" draw:text-style-name="P4" draw:layer="layout" svg:x1="6.55cm" svg:y1="24.073cm" svg:x2="6.55cm" svg:y2="23.501cm">
          <text:p/>
        </draw:line>
        <draw:line draw:style-name="gr3" draw:text-style-name="P4" draw:layer="layout" svg:x1="10.001cm" svg:y1="24.073cm" svg:x2="10.001cm" svg:y2="23.501cm">
          <text:p/>
        </draw:line>
        <draw:line draw:style-name="gr3" draw:text-style-name="P4" draw:layer="layout" svg:x1="13.441cm" svg:y1="24.073cm" svg:x2="13.441cm" svg:y2="23.501cm">
          <text:p/>
        </draw:line>
        <draw:line draw:style-name="gr3" draw:text-style-name="P4" draw:layer="layout" svg:x1="15.524cm" svg:y1="24.073cm" svg:x2="15.524cm" svg:y2="23.501cm">
          <text:p/>
        </draw:line>
        <draw:line draw:style-name="gr3" draw:text-style-name="P4" draw:layer="layout" svg:x1="19.191cm" svg:y1="24.073cm" svg:x2="19.191cm" svg:y2="23.501cm">
          <text:p/>
        </draw:line>
        <draw:line draw:style-name="gr3" draw:text-style-name="P4" draw:layer="layout" svg:x1="2.008cm" svg:y1="25.253cm" svg:x2="2.008cm" svg:y2="24.681cm">
          <text:p/>
        </draw:line>
        <draw:line draw:style-name="gr3" draw:text-style-name="P4" draw:layer="layout" svg:x1="6.55cm" svg:y1="25.253cm" svg:x2="6.55cm" svg:y2="24.681cm">
          <text:p/>
        </draw:line>
        <draw:line draw:style-name="gr3" draw:text-style-name="P4" draw:layer="layout" svg:x1="10.001cm" svg:y1="25.253cm" svg:x2="10.001cm" svg:y2="24.681cm">
          <text:p/>
        </draw:line>
        <draw:line draw:style-name="gr3" draw:text-style-name="P4" draw:layer="layout" svg:x1="13.441cm" svg:y1="25.253cm" svg:x2="13.441cm" svg:y2="24.681cm">
          <text:p/>
        </draw:line>
        <draw:line draw:style-name="gr3" draw:text-style-name="P4" draw:layer="layout" svg:x1="15.524cm" svg:y1="25.253cm" svg:x2="15.524cm" svg:y2="24.681cm">
          <text:p/>
        </draw:line>
        <draw:line draw:style-name="gr3" draw:text-style-name="P4" draw:layer="layout" svg:x1="19.191cm" svg:y1="25.253cm" svg:x2="19.191cm" svg:y2="24.681cm">
          <text:p/>
        </draw:line>
        <draw:line draw:style-name="gr3" draw:text-style-name="P4" draw:layer="layout" svg:x1="1.999cm" svg:y1="12.308cm" svg:x2="6.549cm" svg:y2="12.308cm">
          <text:p/>
        </draw:line>
        <draw:line draw:style-name="gr3" draw:text-style-name="P4" draw:layer="layout" svg:x1="2.008cm" svg:y1="13.258cm" svg:x2="2.008cm" svg:y2="12.317cm">
          <text:p/>
        </draw:line>
        <draw:line draw:style-name="gr3" draw:text-style-name="P4" draw:layer="layout" svg:x1="6.55cm" svg:y1="12.308cm" svg:x2="10.001cm" svg:y2="12.308cm">
          <text:p/>
        </draw:line>
        <draw:line draw:style-name="gr3" draw:text-style-name="P4" draw:layer="layout" svg:x1="6.55cm" svg:y1="13.258cm" svg:x2="6.55cm" svg:y2="12.317cm">
          <text:p/>
        </draw:line>
        <draw:line draw:style-name="gr3" draw:text-style-name="P4" draw:layer="layout" svg:x1="10.001cm" svg:y1="12.308cm" svg:x2="13.441cm" svg:y2="12.308cm">
          <text:p/>
        </draw:line>
        <draw:line draw:style-name="gr3" draw:text-style-name="P4" draw:layer="layout" svg:x1="10.001cm" svg:y1="13.258cm" svg:x2="10.001cm" svg:y2="12.317cm">
          <text:p/>
        </draw:line>
        <draw:line draw:style-name="gr3" draw:text-style-name="P4" draw:layer="layout" svg:x1="13.441cm" svg:y1="12.308cm" svg:x2="15.525cm" svg:y2="12.308cm">
          <text:p/>
        </draw:line>
        <draw:line draw:style-name="gr3" draw:text-style-name="P4" draw:layer="layout" svg:x1="13.441cm" svg:y1="13.258cm" svg:x2="13.441cm" svg:y2="12.317cm">
          <text:p/>
        </draw:line>
        <draw:line draw:style-name="gr3" draw:text-style-name="P4" draw:layer="layout" svg:x1="15.524cm" svg:y1="12.308cm" svg:x2="19.199cm" svg:y2="12.308cm">
          <text:p/>
        </draw:line>
        <draw:line draw:style-name="gr3" draw:text-style-name="P4" draw:layer="layout" svg:x1="15.524cm" svg:y1="13.258cm" svg:x2="15.524cm" svg:y2="12.317cm">
          <text:p/>
        </draw:line>
        <draw:line draw:style-name="gr3" draw:text-style-name="P4" draw:layer="layout" svg:x1="19.191cm" svg:y1="13.258cm" svg:x2="19.191cm" svg:y2="12.317cm">
          <text:p/>
        </draw:line>
        <draw:line draw:style-name="gr3" draw:text-style-name="P4" draw:layer="layout" svg:x1="1.999cm" svg:y1="13.266cm" svg:x2="6.549cm" svg:y2="13.266cm">
          <text:p/>
        </draw:line>
        <draw:line draw:style-name="gr3" draw:text-style-name="P4" draw:layer="layout" svg:x1="6.55cm" svg:y1="13.266cm" svg:x2="10.001cm" svg:y2="13.266cm">
          <text:p/>
        </draw:line>
        <draw:line draw:style-name="gr3" draw:text-style-name="P4" draw:layer="layout" svg:x1="10.001cm" svg:y1="13.266cm" svg:x2="13.441cm" svg:y2="13.266cm">
          <text:p/>
        </draw:line>
        <draw:line draw:style-name="gr3" draw:text-style-name="P4" draw:layer="layout" svg:x1="13.441cm" svg:y1="13.266cm" svg:x2="15.525cm" svg:y2="13.266cm">
          <text:p/>
        </draw:line>
        <draw:line draw:style-name="gr3" draw:text-style-name="P4" draw:layer="layout" svg:x1="15.524cm" svg:y1="13.266cm" svg:x2="19.199cm" svg:y2="13.266cm">
          <text:p/>
        </draw:line>
        <draw:line draw:style-name="gr3" draw:text-style-name="P4" draw:layer="layout" svg:x1="2.008cm" svg:y1="28.793cm" svg:x2="2.008cm" svg:y2="28.221cm">
          <text:p/>
        </draw:line>
        <draw:line draw:style-name="gr3" draw:text-style-name="P4" draw:layer="layout" svg:x1="6.55cm" svg:y1="28.793cm" svg:x2="6.55cm" svg:y2="28.221cm">
          <text:p/>
        </draw:line>
        <draw:line draw:style-name="gr3" draw:text-style-name="P4" draw:layer="layout" svg:x1="10.001cm" svg:y1="28.793cm" svg:x2="10.001cm" svg:y2="28.221cm">
          <text:p/>
        </draw:line>
        <draw:line draw:style-name="gr3" draw:text-style-name="P4" draw:layer="layout" svg:x1="13.441cm" svg:y1="28.793cm" svg:x2="13.441cm" svg:y2="28.221cm">
          <text:p/>
        </draw:line>
        <draw:line draw:style-name="gr3" draw:text-style-name="P4" draw:layer="layout" svg:x1="15.524cm" svg:y1="28.793cm" svg:x2="15.524cm" svg:y2="28.221cm">
          <text:p/>
        </draw:line>
        <draw:line draw:style-name="gr3" draw:text-style-name="P4" draw:layer="layout" svg:x1="19.191cm" svg:y1="28.793cm" svg:x2="19.191cm" svg:y2="28.221cm">
          <text:p/>
        </draw:line>
        <draw:line draw:style-name="gr3" draw:text-style-name="P4" draw:layer="layout" svg:x1="1.999cm" svg:y1="28.802cm" svg:x2="6.549cm" svg:y2="28.802cm">
          <text:p/>
        </draw:line>
        <draw:line draw:style-name="gr3" draw:text-style-name="P4" draw:layer="layout" svg:x1="6.55cm" svg:y1="28.802cm" svg:x2="10.001cm" svg:y2="28.802cm">
          <text:p/>
        </draw:line>
        <draw:line draw:style-name="gr3" draw:text-style-name="P4" draw:layer="layout" svg:x1="10.001cm" svg:y1="28.802cm" svg:x2="13.441cm" svg:y2="28.802cm">
          <text:p/>
        </draw:line>
        <draw:line draw:style-name="gr3" draw:text-style-name="P4" draw:layer="layout" svg:x1="13.441cm" svg:y1="28.802cm" svg:x2="15.525cm" svg:y2="28.802cm">
          <text:p/>
        </draw:line>
        <draw:line draw:style-name="gr3" draw:text-style-name="P4" draw:layer="layout" svg:x1="15.524cm" svg:y1="28.802cm" svg:x2="19.199cm" svg:y2="28.802cm">
          <text:p/>
        </draw:line>
        <draw:line draw:style-name="gr3" draw:text-style-name="P4" draw:layer="layout" svg:x1="2.008cm" svg:y1="26.433cm" svg:x2="2.008cm" svg:y2="25.861cm">
          <text:p/>
        </draw:line>
        <draw:line draw:style-name="gr3" draw:text-style-name="P4" draw:layer="layout" svg:x1="6.55cm" svg:y1="26.433cm" svg:x2="6.55cm" svg:y2="25.861cm">
          <text:p/>
        </draw:line>
        <draw:line draw:style-name="gr3" draw:text-style-name="P4" draw:layer="layout" svg:x1="10.001cm" svg:y1="26.433cm" svg:x2="10.001cm" svg:y2="25.861cm">
          <text:p/>
        </draw:line>
        <draw:line draw:style-name="gr3" draw:text-style-name="P4" draw:layer="layout" svg:x1="13.441cm" svg:y1="26.433cm" svg:x2="13.441cm" svg:y2="25.861cm">
          <text:p/>
        </draw:line>
        <draw:line draw:style-name="gr3" draw:text-style-name="P4" draw:layer="layout" svg:x1="15.524cm" svg:y1="26.433cm" svg:x2="15.524cm" svg:y2="25.861cm">
          <text:p/>
        </draw:line>
        <draw:line draw:style-name="gr3" draw:text-style-name="P4" draw:layer="layout" svg:x1="19.191cm" svg:y1="26.433cm" svg:x2="19.191cm" svg:y2="25.861cm">
          <text:p/>
        </draw:line>
        <draw:line draw:style-name="gr3" draw:text-style-name="P4" draw:layer="layout" svg:x1="2.008cm" svg:y1="27.613cm" svg:x2="2.008cm" svg:y2="27.041cm">
          <text:p/>
        </draw:line>
        <draw:line draw:style-name="gr3" draw:text-style-name="P4" draw:layer="layout" svg:x1="6.55cm" svg:y1="27.613cm" svg:x2="6.55cm" svg:y2="27.041cm">
          <text:p/>
        </draw:line>
        <draw:line draw:style-name="gr3" draw:text-style-name="P4" draw:layer="layout" svg:x1="10.001cm" svg:y1="27.613cm" svg:x2="10.001cm" svg:y2="27.041cm">
          <text:p/>
        </draw:line>
        <draw:line draw:style-name="gr3" draw:text-style-name="P4" draw:layer="layout" svg:x1="13.441cm" svg:y1="27.613cm" svg:x2="13.441cm" svg:y2="27.041cm">
          <text:p/>
        </draw:line>
        <draw:line draw:style-name="gr3" draw:text-style-name="P4" draw:layer="layout" svg:x1="15.524cm" svg:y1="27.613cm" svg:x2="15.524cm" svg:y2="27.041cm">
          <text:p/>
        </draw:line>
        <draw:line draw:style-name="gr3" draw:text-style-name="P4" draw:layer="layout" svg:x1="19.191cm" svg:y1="27.613cm" svg:x2="19.191cm" svg:y2="27.041cm">
          <text:p/>
        </draw:line>
        <draw:line draw:style-name="gr3" draw:text-style-name="P4" draw:layer="layout" svg:x1="1.999cm" svg:y1="15.823cm" svg:x2="6.549cm" svg:y2="15.823cm">
          <text:p/>
        </draw:line>
        <draw:line draw:style-name="gr3" draw:text-style-name="P4" draw:layer="layout" svg:x1="2.008cm" svg:y1="16.404cm" svg:x2="2.008cm" svg:y2="15.831cm">
          <text:p/>
        </draw:line>
        <draw:line draw:style-name="gr3" draw:text-style-name="P4" draw:layer="layout" svg:x1="1.999cm" svg:y1="16.413cm" svg:x2="6.549cm" svg:y2="16.413cm">
          <text:p/>
        </draw:line>
        <draw:line draw:style-name="gr3" draw:text-style-name="P4" draw:layer="layout" svg:x1="10.001cm" svg:y1="15.823cm" svg:x2="13.441cm" svg:y2="15.823cm">
          <text:p/>
        </draw:line>
        <draw:line draw:style-name="gr3" draw:text-style-name="P4" draw:layer="layout" svg:x1="10.001cm" svg:y1="16.413cm" svg:x2="13.441cm" svg:y2="16.413cm">
          <text:p/>
        </draw:line>
        <draw:line draw:style-name="gr3" draw:text-style-name="P4" draw:layer="layout" svg:x1="13.441cm" svg:y1="15.823cm" svg:x2="15.525cm" svg:y2="15.823cm">
          <text:p/>
        </draw:line>
        <draw:line draw:style-name="gr3" draw:text-style-name="P4" draw:layer="layout" svg:x1="13.441cm" svg:y1="16.404cm" svg:x2="13.441cm" svg:y2="15.831cm">
          <text:p/>
        </draw:line>
        <draw:line draw:style-name="gr3" draw:text-style-name="P4" draw:layer="layout" svg:x1="13.441cm" svg:y1="16.413cm" svg:x2="15.525cm" svg:y2="16.413cm">
          <text:p/>
        </draw:line>
        <draw:line draw:style-name="gr3" draw:text-style-name="P4" draw:layer="layout" svg:x1="15.524cm" svg:y1="15.823cm" svg:x2="19.199cm" svg:y2="15.823cm">
          <text:p/>
        </draw:line>
        <draw:line draw:style-name="gr3" draw:text-style-name="P4" draw:layer="layout" svg:x1="15.524cm" svg:y1="16.404cm" svg:x2="15.524cm" svg:y2="15.831cm">
          <text:p/>
        </draw:line>
        <draw:line draw:style-name="gr3" draw:text-style-name="P4" draw:layer="layout" svg:x1="19.191cm" svg:y1="16.404cm" svg:x2="19.191cm" svg:y2="15.831cm">
          <text:p/>
        </draw:line>
        <draw:line draw:style-name="gr3" draw:text-style-name="P4" draw:layer="layout" svg:x1="15.524cm" svg:y1="16.413cm" svg:x2="19.199cm" svg:y2="16.413cm">
          <text:p/>
        </draw:line>
        <draw:line draw:style-name="gr3" draw:text-style-name="P4" draw:layer="layout" svg:x1="6.55cm" svg:y1="15.823cm" svg:x2="10.001cm" svg:y2="15.823cm">
          <text:p/>
        </draw:line>
        <draw:line draw:style-name="gr3" draw:text-style-name="P4" draw:layer="layout" svg:x1="6.55cm" svg:y1="16.404cm" svg:x2="6.55cm" svg:y2="15.831cm">
          <text:p/>
        </draw:line>
        <draw:line draw:style-name="gr3" draw:text-style-name="P4" draw:layer="layout" svg:x1="10.001cm" svg:y1="16.404cm" svg:x2="10.001cm" svg:y2="15.831cm">
          <text:p/>
        </draw:line>
        <draw:line draw:style-name="gr3" draw:text-style-name="P4" draw:layer="layout" svg:x1="6.55cm" svg:y1="16.413cm" svg:x2="10.001cm" svg:y2="16.413cm">
          <text:p/>
        </draw:line>
        <draw:line draw:style-name="gr3" draw:text-style-name="P4" draw:layer="layout" svg:x1="1.999cm" svg:y1="17.002cm" svg:x2="6.549cm" svg:y2="17.002cm">
          <text:p/>
        </draw:line>
        <draw:line draw:style-name="gr3" draw:text-style-name="P4" draw:layer="layout" svg:x1="2.008cm" svg:y1="17.584cm" svg:x2="2.008cm" svg:y2="17.011cm">
          <text:p/>
        </draw:line>
        <draw:line draw:style-name="gr3" draw:text-style-name="P4" draw:layer="layout" svg:x1="1.999cm" svg:y1="17.592cm" svg:x2="6.549cm" svg:y2="17.592cm">
          <text:p/>
        </draw:line>
        <draw:line draw:style-name="gr3" draw:text-style-name="P4" draw:layer="layout" svg:x1="6.55cm" svg:y1="17.002cm" svg:x2="10.001cm" svg:y2="17.002cm">
          <text:p/>
        </draw:line>
        <draw:line draw:style-name="gr3" draw:text-style-name="P4" draw:layer="layout" svg:x1="6.55cm" svg:y1="17.584cm" svg:x2="6.55cm" svg:y2="17.011cm">
          <text:p/>
        </draw:line>
        <draw:line draw:style-name="gr3" draw:text-style-name="P4" draw:layer="layout" svg:x1="6.55cm" svg:y1="17.592cm" svg:x2="10.001cm" svg:y2="17.592cm">
          <text:p/>
        </draw:line>
        <draw:line draw:style-name="gr3" draw:text-style-name="P4" draw:layer="layout" svg:x1="10.001cm" svg:y1="17.002cm" svg:x2="13.441cm" svg:y2="17.002cm">
          <text:p/>
        </draw:line>
        <draw:line draw:style-name="gr3" draw:text-style-name="P4" draw:layer="layout" svg:x1="10.001cm" svg:y1="17.584cm" svg:x2="10.001cm" svg:y2="17.011cm">
          <text:p/>
        </draw:line>
        <draw:line draw:style-name="gr3" draw:text-style-name="P4" draw:layer="layout" svg:x1="10.001cm" svg:y1="17.592cm" svg:x2="13.441cm" svg:y2="17.592cm">
          <text:p/>
        </draw:line>
        <draw:line draw:style-name="gr3" draw:text-style-name="P4" draw:layer="layout" svg:x1="13.441cm" svg:y1="17.002cm" svg:x2="15.525cm" svg:y2="17.002cm">
          <text:p/>
        </draw:line>
        <draw:line draw:style-name="gr3" draw:text-style-name="P4" draw:layer="layout" svg:x1="13.441cm" svg:y1="17.584cm" svg:x2="13.441cm" svg:y2="17.011cm">
          <text:p/>
        </draw:line>
        <draw:line draw:style-name="gr3" draw:text-style-name="P4" draw:layer="layout" svg:x1="13.441cm" svg:y1="17.592cm" svg:x2="15.525cm" svg:y2="17.592cm">
          <text:p/>
        </draw:line>
        <draw:line draw:style-name="gr3" draw:text-style-name="P4" draw:layer="layout" svg:x1="15.524cm" svg:y1="17.002cm" svg:x2="19.199cm" svg:y2="17.002cm">
          <text:p/>
        </draw:line>
        <draw:line draw:style-name="gr3" draw:text-style-name="P4" draw:layer="layout" svg:x1="15.524cm" svg:y1="17.584cm" svg:x2="15.524cm" svg:y2="17.011cm">
          <text:p/>
        </draw:line>
        <draw:line draw:style-name="gr3" draw:text-style-name="P4" draw:layer="layout" svg:x1="19.191cm" svg:y1="17.584cm" svg:x2="19.191cm" svg:y2="17.011cm">
          <text:p/>
        </draw:line>
        <draw:line draw:style-name="gr3" draw:text-style-name="P4" draw:layer="layout" svg:x1="15.524cm" svg:y1="17.592cm" svg:x2="19.199cm" svg:y2="17.592cm">
          <text:p/>
        </draw:line>
        <draw:line draw:style-name="gr3" draw:text-style-name="P4" draw:layer="layout" svg:x1="1.999cm" svg:y1="18.182cm" svg:x2="6.549cm" svg:y2="18.182cm">
          <text:p/>
        </draw:line>
        <draw:line draw:style-name="gr3" draw:text-style-name="P4" draw:layer="layout" svg:x1="2.008cm" svg:y1="18.764cm" svg:x2="2.008cm" svg:y2="18.191cm">
          <text:p/>
        </draw:line>
        <draw:line draw:style-name="gr3" draw:text-style-name="P4" draw:layer="layout" svg:x1="1.999cm" svg:y1="18.772cm" svg:x2="6.549cm" svg:y2="18.772cm">
          <text:p/>
        </draw:line>
        <draw:line draw:style-name="gr3" draw:text-style-name="P4" draw:layer="layout" svg:x1="6.55cm" svg:y1="18.182cm" svg:x2="10.001cm" svg:y2="18.182cm">
          <text:p/>
        </draw:line>
        <draw:line draw:style-name="gr3" draw:text-style-name="P4" draw:layer="layout" svg:x1="6.55cm" svg:y1="18.764cm" svg:x2="6.55cm" svg:y2="18.191cm">
          <text:p/>
        </draw:line>
        <draw:line draw:style-name="gr3" draw:text-style-name="P4" draw:layer="layout" svg:x1="6.55cm" svg:y1="18.772cm" svg:x2="10.001cm" svg:y2="18.772cm">
          <text:p/>
        </draw:line>
        <draw:line draw:style-name="gr3" draw:text-style-name="P4" draw:layer="layout" svg:x1="10.001cm" svg:y1="18.182cm" svg:x2="13.441cm" svg:y2="18.182cm">
          <text:p/>
        </draw:line>
        <draw:line draw:style-name="gr3" draw:text-style-name="P4" draw:layer="layout" svg:x1="10.001cm" svg:y1="18.764cm" svg:x2="10.001cm" svg:y2="18.191cm">
          <text:p/>
        </draw:line>
        <draw:line draw:style-name="gr3" draw:text-style-name="P4" draw:layer="layout" svg:x1="10.001cm" svg:y1="18.772cm" svg:x2="13.441cm" svg:y2="18.772cm">
          <text:p/>
        </draw:line>
        <draw:line draw:style-name="gr3" draw:text-style-name="P4" draw:layer="layout" svg:x1="13.441cm" svg:y1="18.182cm" svg:x2="15.525cm" svg:y2="18.182cm">
          <text:p/>
        </draw:line>
        <draw:line draw:style-name="gr3" draw:text-style-name="P4" draw:layer="layout" svg:x1="13.441cm" svg:y1="18.764cm" svg:x2="13.441cm" svg:y2="18.191cm">
          <text:p/>
        </draw:line>
        <draw:line draw:style-name="gr3" draw:text-style-name="P4" draw:layer="layout" svg:x1="13.441cm" svg:y1="18.772cm" svg:x2="15.525cm" svg:y2="18.772cm">
          <text:p/>
        </draw:line>
        <draw:line draw:style-name="gr3" draw:text-style-name="P4" draw:layer="layout" svg:x1="15.524cm" svg:y1="18.182cm" svg:x2="19.199cm" svg:y2="18.182cm">
          <text:p/>
        </draw:line>
        <draw:line draw:style-name="gr3" draw:text-style-name="P4" draw:layer="layout" svg:x1="15.524cm" svg:y1="18.764cm" svg:x2="15.524cm" svg:y2="18.191cm">
          <text:p/>
        </draw:line>
        <draw:line draw:style-name="gr3" draw:text-style-name="P4" draw:layer="layout" svg:x1="19.191cm" svg:y1="18.764cm" svg:x2="19.191cm" svg:y2="18.191cm">
          <text:p/>
        </draw:line>
        <draw:line draw:style-name="gr3" draw:text-style-name="P4" draw:layer="layout" svg:x1="15.524cm" svg:y1="18.772cm" svg:x2="19.199cm" svg:y2="18.772cm">
          <text:p/>
        </draw:line>
        <draw:line draw:style-name="gr3" draw:text-style-name="P4" draw:layer="layout" svg:x1="1.999cm" svg:y1="19.362cm" svg:x2="6.549cm" svg:y2="19.362cm">
          <text:p/>
        </draw:line>
        <draw:line draw:style-name="gr3" draw:text-style-name="P4" draw:layer="layout" svg:x1="2.008cm" svg:y1="19.944cm" svg:x2="2.008cm" svg:y2="19.371cm">
          <text:p/>
        </draw:line>
        <draw:line draw:style-name="gr3" draw:text-style-name="P4" draw:layer="layout" svg:x1="1.999cm" svg:y1="19.952cm" svg:x2="6.549cm" svg:y2="19.952cm">
          <text:p/>
        </draw:line>
        <draw:line draw:style-name="gr3" draw:text-style-name="P4" draw:layer="layout" svg:x1="6.55cm" svg:y1="19.362cm" svg:x2="10.001cm" svg:y2="19.362cm">
          <text:p/>
        </draw:line>
        <draw:line draw:style-name="gr3" draw:text-style-name="P4" draw:layer="layout" svg:x1="6.55cm" svg:y1="19.944cm" svg:x2="6.55cm" svg:y2="19.371cm">
          <text:p/>
        </draw:line>
        <draw:line draw:style-name="gr3" draw:text-style-name="P4" draw:layer="layout" svg:x1="6.55cm" svg:y1="19.952cm" svg:x2="10.001cm" svg:y2="19.952cm">
          <text:p/>
        </draw:line>
        <draw:line draw:style-name="gr3" draw:text-style-name="P4" draw:layer="layout" svg:x1="10.001cm" svg:y1="19.362cm" svg:x2="13.441cm" svg:y2="19.362cm">
          <text:p/>
        </draw:line>
        <draw:line draw:style-name="gr3" draw:text-style-name="P4" draw:layer="layout" svg:x1="10.001cm" svg:y1="19.944cm" svg:x2="10.001cm" svg:y2="19.371cm">
          <text:p/>
        </draw:line>
        <draw:line draw:style-name="gr3" draw:text-style-name="P4" draw:layer="layout" svg:x1="10.001cm" svg:y1="19.952cm" svg:x2="13.441cm" svg:y2="19.952cm">
          <text:p/>
        </draw:line>
        <draw:line draw:style-name="gr3" draw:text-style-name="P4" draw:layer="layout" svg:x1="13.441cm" svg:y1="19.362cm" svg:x2="15.525cm" svg:y2="19.362cm">
          <text:p/>
        </draw:line>
        <draw:line draw:style-name="gr3" draw:text-style-name="P4" draw:layer="layout" svg:x1="13.441cm" svg:y1="19.944cm" svg:x2="13.441cm" svg:y2="19.371cm">
          <text:p/>
        </draw:line>
        <draw:line draw:style-name="gr3" draw:text-style-name="P4" draw:layer="layout" svg:x1="13.441cm" svg:y1="19.952cm" svg:x2="15.525cm" svg:y2="19.952cm">
          <text:p/>
        </draw:line>
        <draw:line draw:style-name="gr3" draw:text-style-name="P4" draw:layer="layout" svg:x1="15.524cm" svg:y1="19.362cm" svg:x2="19.199cm" svg:y2="19.362cm">
          <text:p/>
        </draw:line>
        <draw:line draw:style-name="gr3" draw:text-style-name="P4" draw:layer="layout" svg:x1="15.524cm" svg:y1="19.944cm" svg:x2="15.524cm" svg:y2="19.371cm">
          <text:p/>
        </draw:line>
        <draw:line draw:style-name="gr3" draw:text-style-name="P4" draw:layer="layout" svg:x1="19.191cm" svg:y1="19.944cm" svg:x2="19.191cm" svg:y2="19.371cm">
          <text:p/>
        </draw:line>
        <draw:line draw:style-name="gr3" draw:text-style-name="P4" draw:layer="layout" svg:x1="15.524cm" svg:y1="19.952cm" svg:x2="19.199cm" svg:y2="19.952cm">
          <text:p/>
        </draw:line>
        <draw:line draw:style-name="gr3" draw:text-style-name="P4" draw:layer="layout" svg:x1="1.999cm" svg:y1="20.542cm" svg:x2="6.549cm" svg:y2="20.542cm">
          <text:p/>
        </draw:line>
        <draw:line draw:style-name="gr3" draw:text-style-name="P4" draw:layer="layout" svg:x1="2.008cm" svg:y1="21.124cm" svg:x2="2.008cm" svg:y2="20.551cm">
          <text:p/>
        </draw:line>
        <draw:line draw:style-name="gr3" draw:text-style-name="P4" draw:layer="layout" svg:x1="1.999cm" svg:y1="21.132cm" svg:x2="6.549cm" svg:y2="21.132cm">
          <text:p/>
        </draw:line>
        <draw:line draw:style-name="gr3" draw:text-style-name="P4" draw:layer="layout" svg:x1="6.55cm" svg:y1="20.542cm" svg:x2="10.001cm" svg:y2="20.542cm">
          <text:p/>
        </draw:line>
        <draw:line draw:style-name="gr3" draw:text-style-name="P4" draw:layer="layout" svg:x1="6.55cm" svg:y1="21.124cm" svg:x2="6.55cm" svg:y2="20.551cm">
          <text:p/>
        </draw:line>
        <draw:line draw:style-name="gr3" draw:text-style-name="P4" draw:layer="layout" svg:x1="6.55cm" svg:y1="21.132cm" svg:x2="10.001cm" svg:y2="21.132cm">
          <text:p/>
        </draw:line>
        <draw:line draw:style-name="gr3" draw:text-style-name="P4" draw:layer="layout" svg:x1="10.001cm" svg:y1="20.542cm" svg:x2="13.441cm" svg:y2="20.542cm">
          <text:p/>
        </draw:line>
        <draw:line draw:style-name="gr3" draw:text-style-name="P4" draw:layer="layout" svg:x1="10.001cm" svg:y1="21.124cm" svg:x2="10.001cm" svg:y2="20.551cm">
          <text:p/>
        </draw:line>
        <draw:line draw:style-name="gr3" draw:text-style-name="P4" draw:layer="layout" svg:x1="10.001cm" svg:y1="21.132cm" svg:x2="13.441cm" svg:y2="21.132cm">
          <text:p/>
        </draw:line>
        <draw:line draw:style-name="gr3" draw:text-style-name="P4" draw:layer="layout" svg:x1="13.441cm" svg:y1="20.542cm" svg:x2="15.525cm" svg:y2="20.542cm">
          <text:p/>
        </draw:line>
        <draw:line draw:style-name="gr3" draw:text-style-name="P4" draw:layer="layout" svg:x1="13.441cm" svg:y1="21.124cm" svg:x2="13.441cm" svg:y2="20.551cm">
          <text:p/>
        </draw:line>
        <draw:line draw:style-name="gr3" draw:text-style-name="P4" draw:layer="layout" svg:x1="13.441cm" svg:y1="21.132cm" svg:x2="15.525cm" svg:y2="21.132cm">
          <text:p/>
        </draw:line>
        <draw:line draw:style-name="gr3" draw:text-style-name="P4" draw:layer="layout" svg:x1="15.524cm" svg:y1="20.542cm" svg:x2="19.199cm" svg:y2="20.542cm">
          <text:p/>
        </draw:line>
        <draw:line draw:style-name="gr3" draw:text-style-name="P4" draw:layer="layout" svg:x1="15.524cm" svg:y1="21.124cm" svg:x2="15.524cm" svg:y2="20.551cm">
          <text:p/>
        </draw:line>
        <draw:line draw:style-name="gr3" draw:text-style-name="P4" draw:layer="layout" svg:x1="19.191cm" svg:y1="21.124cm" svg:x2="19.191cm" svg:y2="20.551cm">
          <text:p/>
        </draw:line>
        <draw:line draw:style-name="gr3" draw:text-style-name="P4" draw:layer="layout" svg:x1="15.524cm" svg:y1="21.132cm" svg:x2="19.199cm" svg:y2="21.132cm">
          <text:p/>
        </draw:line>
        <draw:line draw:style-name="gr3" draw:text-style-name="P4" draw:layer="layout" svg:x1="1.999cm" svg:y1="21.722cm" svg:x2="6.549cm" svg:y2="21.722cm">
          <text:p/>
        </draw:line>
        <draw:line draw:style-name="gr3" draw:text-style-name="P4" draw:layer="layout" svg:x1="2.008cm" svg:y1="22.303cm" svg:x2="2.008cm" svg:y2="21.731cm">
          <text:p/>
        </draw:line>
        <draw:line draw:style-name="gr3" draw:text-style-name="P4" draw:layer="layout" svg:x1="1.999cm" svg:y1="22.312cm" svg:x2="6.549cm" svg:y2="22.312cm">
          <text:p/>
        </draw:line>
        <draw:line draw:style-name="gr3" draw:text-style-name="P4" draw:layer="layout" svg:x1="6.55cm" svg:y1="21.722cm" svg:x2="10.001cm" svg:y2="21.722cm">
          <text:p/>
        </draw:line>
        <draw:line draw:style-name="gr3" draw:text-style-name="P4" draw:layer="layout" svg:x1="6.55cm" svg:y1="22.303cm" svg:x2="6.55cm" svg:y2="21.731cm">
          <text:p/>
        </draw:line>
        <draw:line draw:style-name="gr3" draw:text-style-name="P4" draw:layer="layout" svg:x1="6.55cm" svg:y1="22.312cm" svg:x2="10.001cm" svg:y2="22.312cm">
          <text:p/>
        </draw:line>
        <draw:line draw:style-name="gr3" draw:text-style-name="P4" draw:layer="layout" svg:x1="10.001cm" svg:y1="21.722cm" svg:x2="13.441cm" svg:y2="21.722cm">
          <text:p/>
        </draw:line>
        <draw:line draw:style-name="gr3" draw:text-style-name="P4" draw:layer="layout" svg:x1="10.001cm" svg:y1="22.303cm" svg:x2="10.001cm" svg:y2="21.731cm">
          <text:p/>
        </draw:line>
        <draw:line draw:style-name="gr3" draw:text-style-name="P4" draw:layer="layout" svg:x1="10.001cm" svg:y1="22.312cm" svg:x2="13.441cm" svg:y2="22.312cm">
          <text:p/>
        </draw:line>
        <draw:line draw:style-name="gr3" draw:text-style-name="P4" draw:layer="layout" svg:x1="13.441cm" svg:y1="21.722cm" svg:x2="15.525cm" svg:y2="21.722cm">
          <text:p/>
        </draw:line>
        <draw:line draw:style-name="gr3" draw:text-style-name="P4" draw:layer="layout" svg:x1="13.441cm" svg:y1="22.303cm" svg:x2="13.441cm" svg:y2="21.731cm">
          <text:p/>
        </draw:line>
        <draw:line draw:style-name="gr3" draw:text-style-name="P4" draw:layer="layout" svg:x1="13.441cm" svg:y1="22.312cm" svg:x2="15.525cm" svg:y2="22.312cm">
          <text:p/>
        </draw:line>
        <draw:line draw:style-name="gr3" draw:text-style-name="P4" draw:layer="layout" svg:x1="15.524cm" svg:y1="21.722cm" svg:x2="19.199cm" svg:y2="21.722cm">
          <text:p/>
        </draw:line>
        <draw:line draw:style-name="gr3" draw:text-style-name="P4" draw:layer="layout" svg:x1="15.524cm" svg:y1="22.303cm" svg:x2="15.524cm" svg:y2="21.731cm">
          <text:p/>
        </draw:line>
        <draw:line draw:style-name="gr3" draw:text-style-name="P4" draw:layer="layout" svg:x1="19.191cm" svg:y1="22.303cm" svg:x2="19.191cm" svg:y2="21.731cm">
          <text:p/>
        </draw:line>
        <draw:line draw:style-name="gr3" draw:text-style-name="P4" draw:layer="layout" svg:x1="15.524cm" svg:y1="22.312cm" svg:x2="19.199cm" svg:y2="22.312cm">
          <text:p/>
        </draw:line>
        <draw:line draw:style-name="gr3" draw:text-style-name="P4" draw:layer="layout" svg:x1="1.999cm" svg:y1="22.902cm" svg:x2="6.549cm" svg:y2="22.902cm">
          <text:p/>
        </draw:line>
        <draw:line draw:style-name="gr3" draw:text-style-name="P4" draw:layer="layout" svg:x1="2.008cm" svg:y1="23.483cm" svg:x2="2.008cm" svg:y2="22.911cm">
          <text:p/>
        </draw:line>
        <draw:line draw:style-name="gr3" draw:text-style-name="P4" draw:layer="layout" svg:x1="1.999cm" svg:y1="23.492cm" svg:x2="6.549cm" svg:y2="23.492cm">
          <text:p/>
        </draw:line>
        <draw:line draw:style-name="gr3" draw:text-style-name="P4" draw:layer="layout" svg:x1="6.55cm" svg:y1="22.902cm" svg:x2="10.001cm" svg:y2="22.902cm">
          <text:p/>
        </draw:line>
        <draw:line draw:style-name="gr3" draw:text-style-name="P4" draw:layer="layout" svg:x1="6.55cm" svg:y1="23.483cm" svg:x2="6.55cm" svg:y2="22.911cm">
          <text:p/>
        </draw:line>
        <draw:line draw:style-name="gr3" draw:text-style-name="P4" draw:layer="layout" svg:x1="6.55cm" svg:y1="23.492cm" svg:x2="10.001cm" svg:y2="23.492cm">
          <text:p/>
        </draw:line>
        <draw:line draw:style-name="gr3" draw:text-style-name="P4" draw:layer="layout" svg:x1="10.001cm" svg:y1="22.902cm" svg:x2="13.441cm" svg:y2="22.902cm">
          <text:p/>
        </draw:line>
        <draw:line draw:style-name="gr3" draw:text-style-name="P4" draw:layer="layout" svg:x1="10.001cm" svg:y1="23.483cm" svg:x2="10.001cm" svg:y2="22.911cm">
          <text:p/>
        </draw:line>
        <draw:line draw:style-name="gr3" draw:text-style-name="P4" draw:layer="layout" svg:x1="10.001cm" svg:y1="23.492cm" svg:x2="13.441cm" svg:y2="23.492cm">
          <text:p/>
        </draw:line>
        <draw:line draw:style-name="gr3" draw:text-style-name="P4" draw:layer="layout" svg:x1="13.441cm" svg:y1="22.902cm" svg:x2="15.525cm" svg:y2="22.902cm">
          <text:p/>
        </draw:line>
        <draw:line draw:style-name="gr3" draw:text-style-name="P4" draw:layer="layout" svg:x1="13.441cm" svg:y1="23.483cm" svg:x2="13.441cm" svg:y2="22.911cm">
          <text:p/>
        </draw:line>
        <draw:line draw:style-name="gr3" draw:text-style-name="P4" draw:layer="layout" svg:x1="13.441cm" svg:y1="23.492cm" svg:x2="15.525cm" svg:y2="23.492cm">
          <text:p/>
        </draw:line>
        <draw:line draw:style-name="gr3" draw:text-style-name="P4" draw:layer="layout" svg:x1="15.524cm" svg:y1="22.902cm" svg:x2="19.199cm" svg:y2="22.902cm">
          <text:p/>
        </draw:line>
        <draw:line draw:style-name="gr3" draw:text-style-name="P4" draw:layer="layout" svg:x1="15.524cm" svg:y1="23.483cm" svg:x2="15.524cm" svg:y2="22.911cm">
          <text:p/>
        </draw:line>
        <draw:line draw:style-name="gr3" draw:text-style-name="P4" draw:layer="layout" svg:x1="19.191cm" svg:y1="23.483cm" svg:x2="19.191cm" svg:y2="22.911cm">
          <text:p/>
        </draw:line>
        <draw:line draw:style-name="gr3" draw:text-style-name="P4" draw:layer="layout" svg:x1="15.524cm" svg:y1="23.492cm" svg:x2="19.199cm" svg:y2="23.492cm">
          <text:p/>
        </draw:line>
        <draw:line draw:style-name="gr3" draw:text-style-name="P4" draw:layer="layout" svg:x1="1.999cm" svg:y1="24.082cm" svg:x2="6.549cm" svg:y2="24.082cm">
          <text:p/>
        </draw:line>
        <draw:line draw:style-name="gr3" draw:text-style-name="P4" draw:layer="layout" svg:x1="2.008cm" svg:y1="24.663cm" svg:x2="2.008cm" svg:y2="24.091cm">
          <text:p/>
        </draw:line>
        <draw:line draw:style-name="gr3" draw:text-style-name="P4" draw:layer="layout" svg:x1="1.999cm" svg:y1="24.672cm" svg:x2="6.549cm" svg:y2="24.672cm">
          <text:p/>
        </draw:line>
        <draw:line draw:style-name="gr3" draw:text-style-name="P4" draw:layer="layout" svg:x1="6.55cm" svg:y1="24.082cm" svg:x2="10.001cm" svg:y2="24.082cm">
          <text:p/>
        </draw:line>
        <draw:line draw:style-name="gr3" draw:text-style-name="P4" draw:layer="layout" svg:x1="6.55cm" svg:y1="24.663cm" svg:x2="6.55cm" svg:y2="24.091cm">
          <text:p/>
        </draw:line>
        <draw:line draw:style-name="gr3" draw:text-style-name="P4" draw:layer="layout" svg:x1="6.55cm" svg:y1="24.672cm" svg:x2="10.001cm" svg:y2="24.672cm">
          <text:p/>
        </draw:line>
        <draw:line draw:style-name="gr3" draw:text-style-name="P4" draw:layer="layout" svg:x1="10.001cm" svg:y1="24.082cm" svg:x2="13.441cm" svg:y2="24.082cm">
          <text:p/>
        </draw:line>
        <draw:line draw:style-name="gr3" draw:text-style-name="P4" draw:layer="layout" svg:x1="10.001cm" svg:y1="24.663cm" svg:x2="10.001cm" svg:y2="24.091cm">
          <text:p/>
        </draw:line>
        <draw:line draw:style-name="gr3" draw:text-style-name="P4" draw:layer="layout" svg:x1="10.001cm" svg:y1="24.672cm" svg:x2="13.441cm" svg:y2="24.672cm">
          <text:p/>
        </draw:line>
        <draw:line draw:style-name="gr3" draw:text-style-name="P4" draw:layer="layout" svg:x1="13.441cm" svg:y1="24.082cm" svg:x2="15.525cm" svg:y2="24.082cm">
          <text:p/>
        </draw:line>
        <draw:line draw:style-name="gr3" draw:text-style-name="P4" draw:layer="layout" svg:x1="13.441cm" svg:y1="24.663cm" svg:x2="13.441cm" svg:y2="24.091cm">
          <text:p/>
        </draw:line>
        <draw:line draw:style-name="gr3" draw:text-style-name="P4" draw:layer="layout" svg:x1="13.441cm" svg:y1="24.672cm" svg:x2="15.525cm" svg:y2="24.672cm">
          <text:p/>
        </draw:line>
        <draw:line draw:style-name="gr3" draw:text-style-name="P4" draw:layer="layout" svg:x1="15.524cm" svg:y1="24.082cm" svg:x2="19.199cm" svg:y2="24.082cm">
          <text:p/>
        </draw:line>
        <draw:line draw:style-name="gr3" draw:text-style-name="P4" draw:layer="layout" svg:x1="15.524cm" svg:y1="24.663cm" svg:x2="15.524cm" svg:y2="24.091cm">
          <text:p/>
        </draw:line>
        <draw:line draw:style-name="gr3" draw:text-style-name="P4" draw:layer="layout" svg:x1="19.191cm" svg:y1="24.663cm" svg:x2="19.191cm" svg:y2="24.091cm">
          <text:p/>
        </draw:line>
        <draw:line draw:style-name="gr3" draw:text-style-name="P4" draw:layer="layout" svg:x1="15.524cm" svg:y1="24.672cm" svg:x2="19.199cm" svg:y2="24.672cm">
          <text:p/>
        </draw:line>
        <draw:line draw:style-name="gr3" draw:text-style-name="P4" draw:layer="layout" svg:x1="1.999cm" svg:y1="25.262cm" svg:x2="6.549cm" svg:y2="25.262cm">
          <text:p/>
        </draw:line>
        <draw:line draw:style-name="gr3" draw:text-style-name="P4" draw:layer="layout" svg:x1="2.008cm" svg:y1="25.843cm" svg:x2="2.008cm" svg:y2="25.271cm">
          <text:p/>
        </draw:line>
        <draw:line draw:style-name="gr3" draw:text-style-name="P4" draw:layer="layout" svg:x1="1.999cm" svg:y1="25.852cm" svg:x2="6.549cm" svg:y2="25.852cm">
          <text:p/>
        </draw:line>
        <draw:line draw:style-name="gr3" draw:text-style-name="P4" draw:layer="layout" svg:x1="6.55cm" svg:y1="25.262cm" svg:x2="10.001cm" svg:y2="25.262cm">
          <text:p/>
        </draw:line>
        <draw:line draw:style-name="gr3" draw:text-style-name="P4" draw:layer="layout" svg:x1="6.55cm" svg:y1="25.843cm" svg:x2="6.55cm" svg:y2="25.271cm">
          <text:p/>
        </draw:line>
        <draw:line draw:style-name="gr3" draw:text-style-name="P4" draw:layer="layout" svg:x1="6.55cm" svg:y1="25.852cm" svg:x2="10.001cm" svg:y2="25.852cm">
          <text:p/>
        </draw:line>
        <draw:line draw:style-name="gr3" draw:text-style-name="P4" draw:layer="layout" svg:x1="10.001cm" svg:y1="25.262cm" svg:x2="13.441cm" svg:y2="25.262cm">
          <text:p/>
        </draw:line>
        <draw:line draw:style-name="gr3" draw:text-style-name="P4" draw:layer="layout" svg:x1="10.001cm" svg:y1="25.843cm" svg:x2="10.001cm" svg:y2="25.271cm">
          <text:p/>
        </draw:line>
        <draw:line draw:style-name="gr3" draw:text-style-name="P4" draw:layer="layout" svg:x1="10.001cm" svg:y1="25.852cm" svg:x2="13.441cm" svg:y2="25.852cm">
          <text:p/>
        </draw:line>
        <draw:line draw:style-name="gr3" draw:text-style-name="P4" draw:layer="layout" svg:x1="13.441cm" svg:y1="25.262cm" svg:x2="15.525cm" svg:y2="25.262cm">
          <text:p/>
        </draw:line>
        <draw:line draw:style-name="gr3" draw:text-style-name="P4" draw:layer="layout" svg:x1="13.441cm" svg:y1="25.843cm" svg:x2="13.441cm" svg:y2="25.271cm">
          <text:p/>
        </draw:line>
        <draw:line draw:style-name="gr3" draw:text-style-name="P4" draw:layer="layout" svg:x1="13.441cm" svg:y1="25.852cm" svg:x2="15.525cm" svg:y2="25.852cm">
          <text:p/>
        </draw:line>
        <draw:line draw:style-name="gr3" draw:text-style-name="P4" draw:layer="layout" svg:x1="15.524cm" svg:y1="25.262cm" svg:x2="19.199cm" svg:y2="25.262cm">
          <text:p/>
        </draw:line>
        <draw:line draw:style-name="gr3" draw:text-style-name="P4" draw:layer="layout" svg:x1="15.524cm" svg:y1="25.843cm" svg:x2="15.524cm" svg:y2="25.271cm">
          <text:p/>
        </draw:line>
        <draw:line draw:style-name="gr3" draw:text-style-name="P4" draw:layer="layout" svg:x1="19.191cm" svg:y1="25.843cm" svg:x2="19.191cm" svg:y2="25.271cm">
          <text:p/>
        </draw:line>
        <draw:line draw:style-name="gr3" draw:text-style-name="P4" draw:layer="layout" svg:x1="15.524cm" svg:y1="25.852cm" svg:x2="19.199cm" svg:y2="25.852cm">
          <text:p/>
        </draw:line>
        <draw:line draw:style-name="gr3" draw:text-style-name="P4" draw:layer="layout" svg:x1="1.999cm" svg:y1="26.442cm" svg:x2="6.549cm" svg:y2="26.442cm">
          <text:p/>
        </draw:line>
        <draw:line draw:style-name="gr3" draw:text-style-name="P4" draw:layer="layout" svg:x1="2.008cm" svg:y1="27.023cm" svg:x2="2.008cm" svg:y2="26.451cm">
          <text:p/>
        </draw:line>
        <draw:line draw:style-name="gr3" draw:text-style-name="P4" draw:layer="layout" svg:x1="1.999cm" svg:y1="27.032cm" svg:x2="6.549cm" svg:y2="27.032cm">
          <text:p/>
        </draw:line>
        <draw:line draw:style-name="gr3" draw:text-style-name="P4" draw:layer="layout" svg:x1="6.55cm" svg:y1="26.442cm" svg:x2="10.001cm" svg:y2="26.442cm">
          <text:p/>
        </draw:line>
        <draw:line draw:style-name="gr3" draw:text-style-name="P4" draw:layer="layout" svg:x1="6.55cm" svg:y1="27.023cm" svg:x2="6.55cm" svg:y2="26.451cm">
          <text:p/>
        </draw:line>
        <draw:line draw:style-name="gr3" draw:text-style-name="P4" draw:layer="layout" svg:x1="6.55cm" svg:y1="27.032cm" svg:x2="10.001cm" svg:y2="27.032cm">
          <text:p/>
        </draw:line>
        <draw:line draw:style-name="gr3" draw:text-style-name="P4" draw:layer="layout" svg:x1="10.001cm" svg:y1="26.442cm" svg:x2="13.441cm" svg:y2="26.442cm">
          <text:p/>
        </draw:line>
        <draw:line draw:style-name="gr3" draw:text-style-name="P4" draw:layer="layout" svg:x1="10.001cm" svg:y1="27.023cm" svg:x2="10.001cm" svg:y2="26.451cm">
          <text:p/>
        </draw:line>
        <draw:line draw:style-name="gr3" draw:text-style-name="P4" draw:layer="layout" svg:x1="10.001cm" svg:y1="27.032cm" svg:x2="13.441cm" svg:y2="27.032cm">
          <text:p/>
        </draw:line>
        <draw:line draw:style-name="gr3" draw:text-style-name="P4" draw:layer="layout" svg:x1="13.441cm" svg:y1="26.442cm" svg:x2="15.525cm" svg:y2="26.442cm">
          <text:p/>
        </draw:line>
        <draw:line draw:style-name="gr3" draw:text-style-name="P4" draw:layer="layout" svg:x1="13.441cm" svg:y1="27.023cm" svg:x2="13.441cm" svg:y2="26.451cm">
          <text:p/>
        </draw:line>
        <draw:line draw:style-name="gr3" draw:text-style-name="P4" draw:layer="layout" svg:x1="13.441cm" svg:y1="27.032cm" svg:x2="15.525cm" svg:y2="27.032cm">
          <text:p/>
        </draw:line>
        <draw:line draw:style-name="gr3" draw:text-style-name="P4" draw:layer="layout" svg:x1="15.524cm" svg:y1="26.442cm" svg:x2="19.199cm" svg:y2="26.442cm">
          <text:p/>
        </draw:line>
        <draw:line draw:style-name="gr3" draw:text-style-name="P4" draw:layer="layout" svg:x1="15.524cm" svg:y1="27.023cm" svg:x2="15.524cm" svg:y2="26.451cm">
          <text:p/>
        </draw:line>
        <draw:line draw:style-name="gr3" draw:text-style-name="P4" draw:layer="layout" svg:x1="19.191cm" svg:y1="27.023cm" svg:x2="19.191cm" svg:y2="26.451cm">
          <text:p/>
        </draw:line>
        <draw:line draw:style-name="gr3" draw:text-style-name="P4" draw:layer="layout" svg:x1="15.524cm" svg:y1="27.032cm" svg:x2="19.199cm" svg:y2="27.032cm">
          <text:p/>
        </draw:line>
        <draw:line draw:style-name="gr3" draw:text-style-name="P4" draw:layer="layout" svg:x1="1.999cm" svg:y1="27.622cm" svg:x2="6.549cm" svg:y2="27.622cm">
          <text:p/>
        </draw:line>
        <draw:line draw:style-name="gr3" draw:text-style-name="P4" draw:layer="layout" svg:x1="2.008cm" svg:y1="28.203cm" svg:x2="2.008cm" svg:y2="27.631cm">
          <text:p/>
        </draw:line>
        <draw:line draw:style-name="gr3" draw:text-style-name="P4" draw:layer="layout" svg:x1="1.999cm" svg:y1="28.212cm" svg:x2="6.549cm" svg:y2="28.212cm">
          <text:p/>
        </draw:line>
        <draw:line draw:style-name="gr3" draw:text-style-name="P4" draw:layer="layout" svg:x1="6.55cm" svg:y1="27.622cm" svg:x2="10.001cm" svg:y2="27.622cm">
          <text:p/>
        </draw:line>
        <draw:line draw:style-name="gr3" draw:text-style-name="P4" draw:layer="layout" svg:x1="6.55cm" svg:y1="28.203cm" svg:x2="6.55cm" svg:y2="27.631cm">
          <text:p/>
        </draw:line>
        <draw:line draw:style-name="gr3" draw:text-style-name="P4" draw:layer="layout" svg:x1="6.55cm" svg:y1="28.212cm" svg:x2="10.001cm" svg:y2="28.212cm">
          <text:p/>
        </draw:line>
        <draw:line draw:style-name="gr3" draw:text-style-name="P4" draw:layer="layout" svg:x1="10.001cm" svg:y1="27.622cm" svg:x2="13.441cm" svg:y2="27.622cm">
          <text:p/>
        </draw:line>
        <draw:line draw:style-name="gr3" draw:text-style-name="P4" draw:layer="layout" svg:x1="10.001cm" svg:y1="28.203cm" svg:x2="10.001cm" svg:y2="27.631cm">
          <text:p/>
        </draw:line>
        <draw:line draw:style-name="gr3" draw:text-style-name="P4" draw:layer="layout" svg:x1="10.001cm" svg:y1="28.212cm" svg:x2="13.441cm" svg:y2="28.212cm">
          <text:p/>
        </draw:line>
        <draw:line draw:style-name="gr3" draw:text-style-name="P4" draw:layer="layout" svg:x1="13.441cm" svg:y1="27.622cm" svg:x2="15.525cm" svg:y2="27.622cm">
          <text:p/>
        </draw:line>
        <draw:line draw:style-name="gr3" draw:text-style-name="P4" draw:layer="layout" svg:x1="13.441cm" svg:y1="28.203cm" svg:x2="13.441cm" svg:y2="27.631cm">
          <text:p/>
        </draw:line>
        <draw:line draw:style-name="gr3" draw:text-style-name="P4" draw:layer="layout" svg:x1="13.441cm" svg:y1="28.212cm" svg:x2="15.525cm" svg:y2="28.212cm">
          <text:p/>
        </draw:line>
        <draw:line draw:style-name="gr3" draw:text-style-name="P4" draw:layer="layout" svg:x1="15.524cm" svg:y1="27.622cm" svg:x2="19.199cm" svg:y2="27.622cm">
          <text:p/>
        </draw:line>
        <draw:line draw:style-name="gr3" draw:text-style-name="P4" draw:layer="layout" svg:x1="15.524cm" svg:y1="28.203cm" svg:x2="15.524cm" svg:y2="27.631cm">
          <text:p/>
        </draw:line>
        <draw:line draw:style-name="gr3" draw:text-style-name="P4" draw:layer="layout" svg:x1="19.191cm" svg:y1="28.203cm" svg:x2="19.191cm" svg:y2="27.631cm">
          <text:p/>
        </draw:line>
        <draw:line draw:style-name="gr3" draw:text-style-name="P4" draw:layer="layout" svg:x1="15.524cm" svg:y1="28.212cm" svg:x2="19.199cm" svg:y2="28.212cm">
          <text:p/>
        </draw:line>
        <draw:frame draw:style-name="gr2" draw:text-style-name="P3" draw:layer="layout" svg:width="0.586cm" svg:height="0.395cm" svg:x="13.555cm" svg:y="11.265cm">
          <draw:text-box>
            <text:p text:style-name="P1"><text:span text:style-name="T3">NEI</text:span></text:p>
          </draw:text-box>
        </draw:frame>
        <draw:frame draw:style-name="gr2" draw:text-style-name="P3" draw:layer="layout" svg:width="1.962cm" svg:height="0.412cm" svg:x="2.15cm" svg:y="12.375cm">
          <draw:text-box>
            <text:p text:style-name="P1"><text:span text:style-name="T5">Lånetype/</text:span></text:p>
          </draw:text-box>
        </draw:frame>
        <draw:frame draw:style-name="gr2" draw:text-style-name="P3" draw:layer="layout" svg:width="2.208cm" svg:height="0.412cm" svg:x="2.15cm" svg:y="12.798cm">
          <draw:text-box>
            <text:p text:style-name="P1"><text:span text:style-name="T5">Kredittkort</text:span></text:p>
          </draw:text-box>
        </draw:frame>
        <draw:frame draw:style-name="gr2" draw:text-style-name="P3" draw:layer="layout" svg:width="1.899cm" svg:height="0.412cm" svg:x="6.691cm" svg:y="12.375cm">
          <draw:text-box>
            <text:p text:style-name="P1"><text:span text:style-name="T5">Lånesum/</text:span></text:p>
          </draw:text-box>
        </draw:frame>
        <draw:frame draw:style-name="gr2" draw:text-style-name="P3" draw:layer="layout" svg:width="2.766cm" svg:height="0.412cm" svg:x="6.691cm" svg:y="12.798cm">
          <draw:text-box>
            <text:p text:style-name="P1"><text:span text:style-name="T5">Kredittramme</text:span></text:p>
          </draw:text-box>
        </draw:frame>
        <draw:frame draw:style-name="gr2" draw:text-style-name="P3" draw:layer="layout" svg:width="2.394cm" svg:height="0.412cm" svg:x="10.142cm" svg:y="12.375cm">
          <draw:text-box>
            <text:p text:style-name="P1"><text:span text:style-name="T5">Resterende </text:span></text:p>
          </draw:text-box>
        </draw:frame>
        <draw:frame draw:style-name="gr2" draw:text-style-name="P3" draw:layer="layout" svg:width="3.114cm" svg:height="0.412cm" svg:x="10.142cm" svg:y="12.798cm">
          <draw:text-box>
            <text:p text:style-name="P1"><text:span text:style-name="T5">nedbetalingstid</text:span></text:p>
          </draw:text-box>
        </draw:frame>
        <draw:frame draw:style-name="gr2" draw:text-style-name="P3" draw:layer="layout" svg:width="1.865cm" svg:height="0.412cm" svg:x="13.582cm" svg:y="12.375cm">
          <draw:text-box>
            <text:p text:style-name="P1"><text:span text:style-name="T5">Nominell </text:span></text:p>
          </draw:text-box>
        </draw:frame>
        <draw:frame draw:style-name="gr2" draw:text-style-name="P3" draw:layer="layout" svg:width="1.069cm" svg:height="0.412cm" svg:x="13.582cm" svg:y="12.798cm">
          <draw:text-box>
            <text:p text:style-name="P1"><text:span text:style-name="T5">rente</text:span></text:p>
          </draw:text-box>
        </draw:frame>
        <draw:frame draw:style-name="gr2" draw:text-style-name="P3" draw:layer="layout" svg:width="1.179cm" svg:height="0.412cm" svg:x="17.966cm" svg:y="12.498cm">
          <draw:text-box>
            <text:p text:style-name="P1"><text:span text:style-name="T5">Gebyr</text:span></text:p>
          </draw:text-box>
        </draw:frame>
        <draw:frame draw:style-name="gr6" draw:text-style-name="P7" draw:layer="layout" svg:width="2.838cm" svg:height="0.357cm" svg:x="2.15cm" svg:y="13.352cm">
          <draw:text-box>
            <text:p text:style-name="P1"><text:span text:style-name="T6">Din andel boliglån</text:span><text:span text:style-name="T7"> </text:span></text:p>
          </draw:text-box>
        </draw:frame>
        <draw:frame draw:style-name="gr7" draw:text-style-name="P8" draw:layer="layout" svg:width="4.244cm" svg:height="0.319cm" svg:x="2.15cm" svg:y="13.722cm">
          <draw:text-box>
            <text:p text:style-name="P1"><text:span text:style-name="T8">(inkludert ubenyttet rammekreditt)</text:span></text:p>
          </draw:text-box>
        </draw:frame>
        <draw:frame draw:style-name="gr6" draw:text-style-name="P7" draw:layer="layout" svg:width="2.838cm" svg:height="0.357cm" svg:x="2.15cm" svg:y="14.204cm">
          <draw:text-box>
            <text:p text:style-name="P1"><text:span text:style-name="T6">Din andel boliglån</text:span><text:span text:style-name="T7"> </text:span></text:p>
          </draw:text-box>
        </draw:frame>
        <draw:frame draw:style-name="gr7" draw:text-style-name="P8" draw:layer="layout" svg:width="4.244cm" svg:height="0.319cm" svg:x="2.15cm" svg:y="14.574cm">
          <draw:text-box>
            <text:p text:style-name="P1"><text:span text:style-name="T8">(inkludert ubenyttet rammekreditt)</text:span></text:p>
          </draw:text-box>
        </draw:frame>
        <draw:frame draw:style-name="gr6" draw:text-style-name="P7" draw:layer="layout" svg:width="2.838cm" svg:height="0.357cm" svg:x="2.15cm" svg:y="15.056cm">
          <draw:text-box>
            <text:p text:style-name="P1"><text:span text:style-name="T6">Din andel boliglån</text:span><text:span text:style-name="T7"> </text:span></text:p>
          </draw:text-box>
        </draw:frame>
        <draw:frame draw:style-name="gr7" draw:text-style-name="P8" draw:layer="layout" svg:width="4.244cm" svg:height="0.319cm" svg:x="2.15cm" svg:y="15.426cm">
          <draw:text-box>
            <text:p text:style-name="P1"><text:span text:style-name="T8">(inkludert ubenyttet rammekreditt)</text:span></text:p>
          </draw:text-box>
        </draw:frame>
        <draw:frame draw:style-name="gr6" draw:text-style-name="P7" draw:layer="layout" svg:width="1.628cm" svg:height="0.357cm" svg:x="2.15cm" svg:y="15.985cm">
          <draw:text-box>
            <text:p text:style-name="P1"><text:span text:style-name="T6">Kredittkort</text:span></text:p>
          </draw:text-box>
        </draw:frame>
        <draw:frame draw:style-name="gr8" draw:text-style-name="P9" draw:layer="layout" svg:width="0.422cm" svg:height="0.497cm" svg:x="3.773cm" svg:y="15.87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873cm" svg:height="0.319cm" svg:x="3.869cm" svg:y="16.016cm">
          <draw:text-box>
            <text:p text:style-name="P1"><text:span text:style-name="T8">(Kredittgrense)</text:span></text:p>
          </draw:text-box>
        </draw:frame>
        <draw:frame draw:style-name="gr6" draw:text-style-name="P7" draw:layer="layout" svg:width="1.628cm" svg:height="0.357cm" svg:x="2.15cm" svg:y="16.575cm">
          <draw:text-box>
            <text:p text:style-name="P1"><text:span text:style-name="T6">Kredittkort</text:span></text:p>
          </draw:text-box>
        </draw:frame>
        <draw:frame draw:style-name="gr8" draw:text-style-name="P9" draw:layer="layout" svg:width="0.422cm" svg:height="0.497cm" svg:x="3.773cm" svg:y="16.46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873cm" svg:height="0.319cm" svg:x="3.869cm" svg:y="16.606cm">
          <draw:text-box>
            <text:p text:style-name="P1"><text:span text:style-name="T8">(Kredittgrense)</text:span></text:p>
          </draw:text-box>
        </draw:frame>
        <draw:frame draw:style-name="gr6" draw:text-style-name="P7" draw:layer="layout" svg:width="1.628cm" svg:height="0.357cm" svg:x="2.15cm" svg:y="17.165cm">
          <draw:text-box>
            <text:p text:style-name="P1"><text:span text:style-name="T6">Kredittkort</text:span></text:p>
          </draw:text-box>
        </draw:frame>
        <draw:frame draw:style-name="gr8" draw:text-style-name="P9" draw:layer="layout" svg:width="0.422cm" svg:height="0.497cm" svg:x="3.773cm" svg:y="17.05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873cm" svg:height="0.319cm" svg:x="3.869cm" svg:y="17.196cm">
          <draw:text-box>
            <text:p text:style-name="P1"><text:span text:style-name="T8">(Kredittgrense)</text:span></text:p>
          </draw:text-box>
        </draw:frame>
        <draw:frame draw:style-name="gr6" draw:text-style-name="P7" draw:layer="layout" svg:width="1.628cm" svg:height="0.357cm" svg:x="2.15cm" svg:y="17.754cm">
          <draw:text-box>
            <text:p text:style-name="P1"><text:span text:style-name="T6">Kredittkort</text:span></text:p>
          </draw:text-box>
        </draw:frame>
        <draw:frame draw:style-name="gr8" draw:text-style-name="P9" draw:layer="layout" svg:width="0.422cm" svg:height="0.497cm" svg:x="3.773cm" svg:y="17.64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873cm" svg:height="0.319cm" svg:x="3.869cm" svg:y="17.786cm">
          <draw:text-box>
            <text:p text:style-name="P1"><text:span text:style-name="T8">(Kredittgrense)</text:span></text:p>
          </draw:text-box>
        </draw:frame>
        <draw:frame draw:style-name="gr6" draw:text-style-name="P7" draw:layer="layout" svg:width="1.628cm" svg:height="0.357cm" svg:x="2.15cm" svg:y="18.344cm">
          <draw:text-box>
            <text:p text:style-name="P1"><text:span text:style-name="T6">Kredittkort</text:span></text:p>
          </draw:text-box>
        </draw:frame>
        <draw:frame draw:style-name="gr8" draw:text-style-name="P9" draw:layer="layout" svg:width="0.422cm" svg:height="0.497cm" svg:x="3.773cm" svg:y="18.23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873cm" svg:height="0.319cm" svg:x="3.869cm" svg:y="18.376cm">
          <draw:text-box>
            <text:p text:style-name="P1"><text:span text:style-name="T8">(Kredittgrense)</text:span></text:p>
          </draw:text-box>
        </draw:frame>
        <draw:frame draw:style-name="gr6" draw:text-style-name="P7" draw:layer="layout" svg:width="1.628cm" svg:height="0.357cm" svg:x="2.15cm" svg:y="18.934cm">
          <draw:text-box>
            <text:p text:style-name="P1"><text:span text:style-name="T6">Kredittkort</text:span></text:p>
          </draw:text-box>
        </draw:frame>
        <draw:frame draw:style-name="gr8" draw:text-style-name="P9" draw:layer="layout" svg:width="0.422cm" svg:height="0.497cm" svg:x="3.773cm" svg:y="18.82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873cm" svg:height="0.319cm" svg:x="3.869cm" svg:y="18.966cm">
          <draw:text-box>
            <text:p text:style-name="P1"><text:span text:style-name="T8">(Kredittgrense)</text:span></text:p>
          </draw:text-box>
        </draw:frame>
        <draw:frame draw:style-name="gr6" draw:text-style-name="P7" draw:layer="layout" svg:width="1.628cm" svg:height="0.357cm" svg:x="2.15cm" svg:y="19.524cm">
          <draw:text-box>
            <text:p text:style-name="P1"><text:span text:style-name="T6">Kredittkort</text:span></text:p>
          </draw:text-box>
        </draw:frame>
        <draw:frame draw:style-name="gr8" draw:text-style-name="P9" draw:layer="layout" svg:width="0.422cm" svg:height="0.497cm" svg:x="3.773cm" svg:y="19.41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873cm" svg:height="0.319cm" svg:x="3.869cm" svg:y="19.556cm">
          <draw:text-box>
            <text:p text:style-name="P1"><text:span text:style-name="T8">(Kredittgrense)</text:span></text:p>
          </draw:text-box>
        </draw:frame>
        <draw:frame draw:style-name="gr6" draw:text-style-name="P7" draw:layer="layout" svg:width="3.279cm" svg:height="0.357cm" svg:x="2.15cm" svg:y="20.038cm">
          <draw:text-box>
            <text:p text:style-name="P1"><text:span text:style-name="T6">Din andel forbrukslån</text:span></text:p>
          </draw:text-box>
        </draw:frame>
        <draw:frame draw:style-name="gr6" draw:text-style-name="P7" draw:layer="layout" svg:width="3.279cm" svg:height="0.357cm" svg:x="2.15cm" svg:y="20.628cm">
          <draw:text-box>
            <text:p text:style-name="P1"><text:span text:style-name="T6">Din andel forbrukslån</text:span></text:p>
          </draw:text-box>
        </draw:frame>
        <draw:frame draw:style-name="gr6" draw:text-style-name="P7" draw:layer="layout" svg:width="3.279cm" svg:height="0.357cm" svg:x="2.15cm" svg:y="21.218cm">
          <draw:text-box>
            <text:p text:style-name="P1"><text:span text:style-name="T6">Din andel forbrukslån</text:span></text:p>
          </draw:text-box>
        </draw:frame>
        <draw:frame draw:style-name="gr6" draw:text-style-name="P7" draw:layer="layout" svg:width="3.279cm" svg:height="0.357cm" svg:x="2.15cm" svg:y="21.808cm">
          <draw:text-box>
            <text:p text:style-name="P1"><text:span text:style-name="T6">Din andel forbrukslån</text:span></text:p>
          </draw:text-box>
        </draw:frame>
        <draw:frame draw:style-name="gr6" draw:text-style-name="P7" draw:layer="layout" svg:width="3.279cm" svg:height="0.357cm" svg:x="2.15cm" svg:y="22.398cm">
          <draw:text-box>
            <text:p text:style-name="P1"><text:span text:style-name="T6">Din andel forbrukslån</text:span></text:p>
          </draw:text-box>
        </draw:frame>
        <draw:frame draw:style-name="gr6" draw:text-style-name="P7" draw:layer="layout" svg:width="3.279cm" svg:height="0.357cm" svg:x="2.15cm" svg:y="22.988cm">
          <draw:text-box>
            <text:p text:style-name="P1"><text:span text:style-name="T6">Din andel forbrukslån</text:span></text:p>
          </draw:text-box>
        </draw:frame>
        <draw:frame draw:style-name="gr6" draw:text-style-name="P7" draw:layer="layout" svg:width="3.279cm" svg:height="0.357cm" svg:x="2.15cm" svg:y="23.578cm">
          <draw:text-box>
            <text:p text:style-name="P1"><text:span text:style-name="T6">Din andel forbrukslån</text:span></text:p>
          </draw:text-box>
        </draw:frame>
        <draw:frame draw:style-name="gr6" draw:text-style-name="P7" draw:layer="layout" svg:width="3.279cm" svg:height="0.357cm" svg:x="2.15cm" svg:y="24.168cm">
          <draw:text-box>
            <text:p text:style-name="P1"><text:span text:style-name="T6">Din andel forbrukslån</text:span></text:p>
          </draw:text-box>
        </draw:frame>
        <draw:frame draw:style-name="gr6" draw:text-style-name="P7" draw:layer="layout" svg:width="3.279cm" svg:height="0.357cm" svg:x="2.15cm" svg:y="24.758cm">
          <draw:text-box>
            <text:p text:style-name="P1"><text:span text:style-name="T6">Din andel forbrukslån</text:span></text:p>
          </draw:text-box>
        </draw:frame>
        <draw:frame draw:style-name="gr6" draw:text-style-name="P7" draw:layer="layout" svg:width="3.664cm" svg:height="0.357cm" svg:x="2.15cm" svg:y="25.348cm">
          <draw:text-box>
            <text:p text:style-name="P1"><text:span text:style-name="T6">Din andel Bil/MC/Båt lån</text:span></text:p>
          </draw:text-box>
        </draw:frame>
        <draw:frame draw:style-name="gr6" draw:text-style-name="P7" draw:layer="layout" svg:width="3.664cm" svg:height="0.357cm" svg:x="2.15cm" svg:y="25.938cm">
          <draw:text-box>
            <text:p text:style-name="P1"><text:span text:style-name="T6">Din andel Bil/MC/Båt lån</text:span></text:p>
          </draw:text-box>
        </draw:frame>
        <draw:frame draw:style-name="gr6" draw:text-style-name="P7" draw:layer="layout" svg:width="3.664cm" svg:height="0.357cm" svg:x="2.15cm" svg:y="26.528cm">
          <draw:text-box>
            <text:p text:style-name="P1"><text:span text:style-name="T6">Din andel Bil/MC/Båt lån</text:span></text:p>
          </draw:text-box>
        </draw:frame>
        <draw:frame draw:style-name="gr6" draw:text-style-name="P7" draw:layer="layout" svg:width="3.664cm" svg:height="0.357cm" svg:x="2.15cm" svg:y="27.118cm">
          <draw:text-box>
            <text:p text:style-name="P1"><text:span text:style-name="T6">Din andel Bil/MC/Båt lån</text:span></text:p>
          </draw:text-box>
        </draw:frame>
        <draw:frame draw:style-name="gr6" draw:text-style-name="P7" draw:layer="layout" svg:width="1.437cm" svg:height="0.357cm" svg:x="2.15cm" svg:y="27.708cm">
          <draw:text-box>
            <text:p text:style-name="P1"><text:span text:style-name="T6">Studielån</text:span></text:p>
          </draw:text-box>
        </draw:frame>
        <draw:polygon draw:style-name="gr9" draw:text-style-name="P10" draw:layer="layout" svg:width="0.51cm" svg:height="0.509cm" svg:x="11.722cm" svg:y="11.205cm" svg:viewBox="0 0 511 510" draw:points="0,510 511,510 511,0 0,0">
          <text:p><text:span text:style-name="T10">X</text:span></text:p>
        </draw:polygon>
        <draw:polygon draw:style-name="gr10" draw:text-style-name="P11" draw:layer="layout" svg:width="0.439cm" svg:height="0.439cm" svg:x="11.757cm" svg:y="11.24cm" svg:viewBox="0 0 440 440" draw:points="0,440 0,0 440,0 405,35 36,35 36,405">
          <text:p/>
        </draw:polygon>
        <draw:polygon draw:style-name="gr11" draw:text-style-name="P12" draw:layer="layout" svg:width="0.439cm" svg:height="0.439cm" svg:x="11.757cm" svg:y="11.24cm" svg:viewBox="0 0 440 440" draw:points="440,0 440,440 0,440 36,405 405,405 405,35">
          <text:p/>
        </draw:polygon>
        <draw:polygon draw:style-name="gr12" draw:text-style-name="P4" draw:layer="layout" svg:width="0.474cm" svg:height="0.475cm" svg:x="11.74cm" svg:y="11.222cm" svg:viewBox="0 0 475 476" draw:points="0,476 475,476 475,0 0,0">
          <text:p/>
        </draw:polygon>
        <draw:polygon draw:style-name="gr13" draw:text-style-name="P13" draw:layer="layout" svg:width="0.509cm" svg:height="0.509cm" svg:x="12.976cm" svg:y="11.205cm" svg:viewBox="0 0 510 510" draw:points="0,510 510,510 510,0 0,0">
          <text:p/>
        </draw:polygon>
        <draw:polygon draw:style-name="gr10" draw:text-style-name="P11" draw:layer="layout" svg:width="0.439cm" svg:height="0.439cm" svg:x="13.011cm" svg:y="11.24cm" svg:viewBox="0 0 440 440" draw:points="0,440 0,0 440,0 405,35 35,35 35,405">
          <text:p/>
        </draw:polygon>
        <draw:polygon draw:style-name="gr11" draw:text-style-name="P12" draw:layer="layout" svg:width="0.439cm" svg:height="0.439cm" svg:x="13.011cm" svg:y="11.24cm" svg:viewBox="0 0 440 440" draw:points="440,0 440,440 0,440 35,405 405,405 405,35">
          <text:p/>
        </draw:polygon>
        <draw:polygon draw:style-name="gr12" draw:text-style-name="P4" draw:layer="layout" svg:width="0.475cm" svg:height="0.475cm" svg:x="12.993cm" svg:y="11.222cm" svg:viewBox="0 0 476 476" draw:points="0,476 476,476 476,0 0,0">
          <text:p/>
        </draw:polygon>
        <draw:frame draw:style-name="gr6" draw:text-style-name="P7" draw:layer="layout" svg:width="1.437cm" svg:height="0.357cm" svg:x="2.15cm" svg:y="28.298cm">
          <draw:text-box>
            <text:p text:style-name="P1"><text:span text:style-name="T6">Studielån</text:span></text:p>
          </draw:text-box>
        </draw:frame>
        <draw:frame draw:style-name="gr14" draw:text-style-name="P15" draw:layer="layout" svg:width="2.618cm" svg:height="0.391cm" svg:x="6.902cm" svg:y="25.376cm">
          <draw:text-box>
            <text:p text:style-name="P14">76251 kr</text:p>
          </draw:text-box>
        </draw:frame>
        <draw:frame draw:style-name="gr14" draw:text-style-name="P15" draw:layer="layout" svg:width="2.618cm" svg:height="0.391cm" svg:x="10.331cm" svg:y="25.376cm">
          <draw:text-box>
            <text:p text:style-name="P14">3 år, 4 mnd</text:p>
          </draw:text-box>
        </draw:frame>
        <draw:frame draw:style-name="gr14" draw:text-style-name="P15" draw:layer="layout" svg:width="1.151cm" svg:height="0.391cm" svg:x="13.703cm" svg:y="25.366cm">
          <draw:text-box>
            <text:p text:style-name="P14">5.13</text:p>
          </draw:text-box>
        </draw:frame>
        <draw:frame draw:style-name="gr14" draw:text-style-name="P15" draw:layer="layout" svg:width="2.618cm" svg:height="0.391cm" svg:x="6.648cm" svg:y="27.789cm">
          <draw:text-box>
            <text:p text:style-name="P14">385432 kr</text:p>
          </draw:text-box>
        </draw:frame>
        <draw:frame draw:style-name="gr14" draw:text-style-name="P15" draw:layer="layout" svg:width="1.143cm" svg:height="0.391cm" svg:x="13.584cm" svg:y="27.779cm">
          <draw:text-box>
            <text:p text:style-name="P14">2.168</text:p>
          </draw:text-box>
        </draw:frame>
        <draw:frame draw:style-name="gr14" draw:text-style-name="P15" draw:layer="layout" svg:width="2.618cm" svg:height="0.391cm" svg:x="15.743cm" svg:y="27.779cm">
          <draw:text-box>
            <text:p text:style-name="P14">3854432 kr</text:p>
          </draw:text-box>
        </draw:frame>
        <draw:frame draw:style-name="gr14" draw:text-style-name="P15" draw:layer="layout" svg:width="2.618cm" svg:height="0.391cm" svg:x="10.282cm" svg:y="27.779cm">
          <draw:text-box>
            <text:p text:style-name="P14">18 år, 9 mnd</text:p>
          </draw:text-box>
        </draw:frame>
        <draw:frame draw:style-name="gr14" draw:text-style-name="P15" draw:layer="layout" svg:width="2.618cm" svg:height="0.391cm" svg:x="7.107cm" svg:y="15.978cm">
          <draw:text-box>
            <text:p text:style-name="P14">20.000 kr</text:p>
          </draw:text-box>
        </draw:frame>
        <draw:frame draw:style-name="gr14" draw:text-style-name="P15" draw:layer="layout" svg:width="1.524cm" svg:height="0.391cm" svg:x="13.711cm" svg:y="15.978cm">
          <draw:text-box>
            <text:p text:style-name="P14">18.60</text:p>
          </draw:text-box>
        </draw:frame>
        <draw:frame draw:style-name="gr14" draw:text-style-name="P15" draw:layer="layout" svg:width="2.618cm" svg:height="0.391cm" svg:x="7.107cm" svg:y="16.613cm">
          <draw:text-box>
            <text:p text:style-name="P14">20.000 kr</text:p>
          </draw:text-box>
        </draw:frame>
        <draw:frame draw:style-name="gr15" draw:text-style-name="P15" draw:layer="layout" svg:width="1.016cm" svg:height="0.779cm" svg:x="18.029cm" svg:y="16.513cm">
          <draw:text-box>
            <text:p text:style-name="P14">45 kr</text:p>
          </draw:text-box>
        </draw:frame>
        <draw:frame draw:style-name="gr14" draw:text-style-name="P15" draw:layer="layout" svg:width="1.221cm" svg:height="0.391cm" svg:x="13.706cm" svg:y="16.603cm">
          <draw:text-box>
            <text:p text:style-name="P14">21,50</text:p>
          </draw:text-box>
        </draw:frame>
        <draw:frame draw:style-name="gr14" draw:text-style-name="P15" draw:layer="layout" svg:width="2.618cm" svg:height="1.199cm" svg:x="18.15cm" svg:y="18.979cm">
          <draw:text-box>
            <text:p text:style-name="P14"/>
            <text:p text:style-name="P14"/>
          </draw:text-box>
        </draw:frame>
        <draw:frame draw:style-name="gr16" draw:text-style-name="P16" draw:layer="layout" svg:width="1.983cm" svg:height="0.412cm" svg:x="15.707cm" svg:y="12.422cm">
          <draw:text-box>
            <text:p text:style-name="P1"><text:span text:style-name="T5">Restbeløp</text:span></text:p>
          </draw:text-box>
        </draw:frame>
        <draw:line draw:style-name="gr3" draw:text-style-name="P4" draw:layer="layout" svg:x1="17.775cm" svg:y1="13.236cm" svg:x2="17.775cm" svg:y2="12.295cm">
          <text:p/>
        </draw:line>
        <draw:line draw:style-name="gr3" draw:text-style-name="P4" draw:layer="layout" svg:x1="15.524cm" svg:y1="14.962cm" svg:x2="15.524cm" svg:y2="14.127cm">
          <text:p/>
        </draw:line>
        <draw:line draw:style-name="gr3" draw:text-style-name="P4" draw:layer="layout" svg:x1="15.524cm" svg:y1="15.814cm" svg:x2="15.524cm" svg:y2="14.979cm">
          <text:p/>
        </draw:line>
        <draw:line draw:style-name="gr3" draw:text-style-name="P4" draw:layer="layout" svg:x1="15.524cm" svg:y1="16.994cm" svg:x2="15.524cm" svg:y2="16.421cm">
          <text:p/>
        </draw:line>
        <draw:line draw:style-name="gr3" draw:text-style-name="P4" draw:layer="layout" svg:x1="15.524cm" svg:y1="18.174cm" svg:x2="15.524cm" svg:y2="17.601cm">
          <text:p/>
        </draw:line>
        <draw:line draw:style-name="gr3" draw:text-style-name="P4" draw:layer="layout" svg:x1="15.524cm" svg:y1="19.354cm" svg:x2="15.524cm" svg:y2="18.781cm">
          <text:p/>
        </draw:line>
        <draw:line draw:style-name="gr3" draw:text-style-name="P4" draw:layer="layout" svg:x1="15.524cm" svg:y1="20.534cm" svg:x2="15.524cm" svg:y2="19.961cm">
          <text:p/>
        </draw:line>
        <draw:line draw:style-name="gr3" draw:text-style-name="P4" draw:layer="layout" svg:x1="15.524cm" svg:y1="21.714cm" svg:x2="15.524cm" svg:y2="21.141cm">
          <text:p/>
        </draw:line>
        <draw:line draw:style-name="gr3" draw:text-style-name="P4" draw:layer="layout" svg:x1="15.524cm" svg:y1="22.893cm" svg:x2="15.524cm" svg:y2="22.321cm">
          <text:p/>
        </draw:line>
        <draw:line draw:style-name="gr3" draw:text-style-name="P4" draw:layer="layout" svg:x1="15.524cm" svg:y1="24.073cm" svg:x2="15.524cm" svg:y2="23.501cm">
          <text:p/>
        </draw:line>
        <draw:line draw:style-name="gr3" draw:text-style-name="P4" draw:layer="layout" svg:x1="15.524cm" svg:y1="25.253cm" svg:x2="15.524cm" svg:y2="24.681cm">
          <text:p/>
        </draw:line>
        <draw:line draw:style-name="gr3" draw:text-style-name="P4" draw:layer="layout" svg:x1="15.524cm" svg:y1="28.793cm" svg:x2="15.524cm" svg:y2="28.221cm">
          <text:p/>
        </draw:line>
        <draw:line draw:style-name="gr3" draw:text-style-name="P4" draw:layer="layout" svg:x1="15.524cm" svg:y1="26.433cm" svg:x2="15.524cm" svg:y2="25.861cm">
          <text:p/>
        </draw:line>
        <draw:line draw:style-name="gr3" draw:text-style-name="P4" draw:layer="layout" svg:x1="15.524cm" svg:y1="27.613cm" svg:x2="15.524cm" svg:y2="27.041cm">
          <text:p/>
        </draw:line>
        <draw:line draw:style-name="gr3" draw:text-style-name="P4" draw:layer="layout" svg:x1="15.524cm" svg:y1="16.404cm" svg:x2="15.524cm" svg:y2="15.831cm">
          <text:p/>
        </draw:line>
        <draw:line draw:style-name="gr3" draw:text-style-name="P4" draw:layer="layout" svg:x1="15.524cm" svg:y1="17.584cm" svg:x2="15.524cm" svg:y2="17.011cm">
          <text:p/>
        </draw:line>
        <draw:line draw:style-name="gr3" draw:text-style-name="P4" draw:layer="layout" svg:x1="15.524cm" svg:y1="18.764cm" svg:x2="15.524cm" svg:y2="18.191cm">
          <text:p/>
        </draw:line>
        <draw:line draw:style-name="gr3" draw:text-style-name="P4" draw:layer="layout" svg:x1="15.524cm" svg:y1="19.944cm" svg:x2="15.524cm" svg:y2="19.371cm">
          <text:p/>
        </draw:line>
        <draw:line draw:style-name="gr3" draw:text-style-name="P4" draw:layer="layout" svg:x1="15.524cm" svg:y1="21.124cm" svg:x2="15.524cm" svg:y2="20.551cm">
          <text:p/>
        </draw:line>
        <draw:line draw:style-name="gr3" draw:text-style-name="P4" draw:layer="layout" svg:x1="15.524cm" svg:y1="22.303cm" svg:x2="15.524cm" svg:y2="21.731cm">
          <text:p/>
        </draw:line>
        <draw:line draw:style-name="gr3" draw:text-style-name="P4" draw:layer="layout" svg:x1="15.524cm" svg:y1="23.483cm" svg:x2="15.524cm" svg:y2="22.911cm">
          <text:p/>
        </draw:line>
        <draw:line draw:style-name="gr3" draw:text-style-name="P4" draw:layer="layout" svg:x1="15.524cm" svg:y1="24.663cm" svg:x2="15.524cm" svg:y2="24.091cm">
          <text:p/>
        </draw:line>
        <draw:line draw:style-name="gr3" draw:text-style-name="P4" draw:layer="layout" svg:x1="15.524cm" svg:y1="25.843cm" svg:x2="15.524cm" svg:y2="25.271cm">
          <text:p/>
        </draw:line>
        <draw:line draw:style-name="gr3" draw:text-style-name="P4" draw:layer="layout" svg:x1="15.524cm" svg:y1="27.023cm" svg:x2="15.524cm" svg:y2="26.451cm">
          <text:p/>
        </draw:line>
        <draw:line draw:style-name="gr3" draw:text-style-name="P4" draw:layer="layout" svg:x1="15.524cm" svg:y1="28.203cm" svg:x2="15.524cm" svg:y2="27.631cm">
          <text:p/>
        </draw:line>
        <draw:line draw:style-name="gr3" draw:text-style-name="P4" draw:layer="layout" svg:x1="17.794cm" svg:y1="14.908cm" svg:x2="17.794cm" svg:y2="14.073cm">
          <text:p/>
        </draw:line>
        <draw:line draw:style-name="gr3" draw:text-style-name="P4" draw:layer="layout" svg:x1="17.794cm" svg:y1="15.76cm" svg:x2="17.794cm" svg:y2="14.925cm">
          <text:p/>
        </draw:line>
        <draw:line draw:style-name="gr3" draw:text-style-name="P4" draw:layer="layout" svg:x1="17.794cm" svg:y1="16.94cm" svg:x2="17.794cm" svg:y2="16.367cm">
          <text:p/>
        </draw:line>
        <draw:line draw:style-name="gr3" draw:text-style-name="P4" draw:layer="layout" svg:x1="17.794cm" svg:y1="18.12cm" svg:x2="17.794cm" svg:y2="17.547cm">
          <text:p/>
        </draw:line>
        <draw:line draw:style-name="gr3" draw:text-style-name="P4" draw:layer="layout" svg:x1="17.794cm" svg:y1="19.3cm" svg:x2="17.794cm" svg:y2="18.727cm">
          <text:p/>
        </draw:line>
        <draw:line draw:style-name="gr3" draw:text-style-name="P4" draw:layer="layout" svg:x1="17.794cm" svg:y1="20.48cm" svg:x2="17.794cm" svg:y2="19.907cm">
          <text:p/>
        </draw:line>
        <draw:line draw:style-name="gr3" draw:text-style-name="P4" draw:layer="layout" svg:x1="17.794cm" svg:y1="21.66cm" svg:x2="17.794cm" svg:y2="21.087cm">
          <text:p/>
        </draw:line>
        <draw:line draw:style-name="gr3" draw:text-style-name="P4" draw:layer="layout" svg:x1="17.794cm" svg:y1="22.839cm" svg:x2="17.794cm" svg:y2="22.267cm">
          <text:p/>
        </draw:line>
        <draw:line draw:style-name="gr3" draw:text-style-name="P4" draw:layer="layout" svg:x1="17.794cm" svg:y1="24.019cm" svg:x2="17.794cm" svg:y2="23.447cm">
          <text:p/>
        </draw:line>
        <draw:line draw:style-name="gr3" draw:text-style-name="P4" draw:layer="layout" svg:x1="17.794cm" svg:y1="25.199cm" svg:x2="17.794cm" svg:y2="24.627cm">
          <text:p/>
        </draw:line>
        <draw:line draw:style-name="gr3" draw:text-style-name="P4" draw:layer="layout" svg:x1="17.794cm" svg:y1="26.379cm" svg:x2="17.794cm" svg:y2="25.807cm">
          <text:p/>
        </draw:line>
        <draw:line draw:style-name="gr3" draw:text-style-name="P4" draw:layer="layout" svg:x1="17.794cm" svg:y1="27.559cm" svg:x2="17.794cm" svg:y2="26.987cm">
          <text:p/>
        </draw:line>
        <draw:line draw:style-name="gr3" draw:text-style-name="P4" draw:layer="layout" svg:x1="17.794cm" svg:y1="16.35cm" svg:x2="17.794cm" svg:y2="15.777cm">
          <text:p/>
        </draw:line>
        <draw:line draw:style-name="gr3" draw:text-style-name="P4" draw:layer="layout" svg:x1="17.794cm" svg:y1="17.53cm" svg:x2="17.794cm" svg:y2="16.957cm">
          <text:p/>
        </draw:line>
        <draw:line draw:style-name="gr3" draw:text-style-name="P4" draw:layer="layout" svg:x1="17.794cm" svg:y1="18.71cm" svg:x2="17.794cm" svg:y2="18.137cm">
          <text:p/>
        </draw:line>
        <draw:line draw:style-name="gr3" draw:text-style-name="P4" draw:layer="layout" svg:x1="17.794cm" svg:y1="19.89cm" svg:x2="17.794cm" svg:y2="19.317cm">
          <text:p/>
        </draw:line>
        <draw:line draw:style-name="gr3" draw:text-style-name="P4" draw:layer="layout" svg:x1="17.794cm" svg:y1="21.07cm" svg:x2="17.794cm" svg:y2="20.497cm">
          <text:p/>
        </draw:line>
        <draw:line draw:style-name="gr3" draw:text-style-name="P4" draw:layer="layout" svg:x1="17.794cm" svg:y1="22.249cm" svg:x2="17.794cm" svg:y2="21.677cm">
          <text:p/>
        </draw:line>
        <draw:line draw:style-name="gr3" draw:text-style-name="P4" draw:layer="layout" svg:x1="17.794cm" svg:y1="23.429cm" svg:x2="17.794cm" svg:y2="22.857cm">
          <text:p/>
        </draw:line>
        <draw:line draw:style-name="gr3" draw:text-style-name="P4" draw:layer="layout" svg:x1="17.794cm" svg:y1="24.609cm" svg:x2="17.794cm" svg:y2="24.037cm">
          <text:p/>
        </draw:line>
        <draw:line draw:style-name="gr3" draw:text-style-name="P4" draw:layer="layout" svg:x1="17.794cm" svg:y1="25.789cm" svg:x2="17.794cm" svg:y2="25.217cm">
          <text:p/>
        </draw:line>
        <draw:line draw:style-name="gr3" draw:text-style-name="P4" draw:layer="layout" svg:x1="17.794cm" svg:y1="26.969cm" svg:x2="17.794cm" svg:y2="26.397cm">
          <text:p/>
        </draw:line>
        <draw:line draw:style-name="gr3" draw:text-style-name="P4" draw:layer="layout" svg:x1="17.794cm" svg:y1="28.149cm" svg:x2="17.794cm" svg:y2="27.577cm">
          <text:p/>
        </draw:line>
        <draw:line draw:style-name="gr3" draw:text-style-name="P4" draw:layer="layout" svg:x1="17.794cm" svg:y1="14.908cm" svg:x2="17.794cm" svg:y2="14.073cm">
          <text:p/>
        </draw:line>
        <draw:line draw:style-name="gr3" draw:text-style-name="P4" draw:layer="layout" svg:x1="17.794cm" svg:y1="15.76cm" svg:x2="17.794cm" svg:y2="14.925cm">
          <text:p/>
        </draw:line>
        <draw:line draw:style-name="gr3" draw:text-style-name="P4" draw:layer="layout" svg:x1="17.794cm" svg:y1="16.94cm" svg:x2="17.794cm" svg:y2="16.367cm">
          <text:p/>
        </draw:line>
        <draw:line draw:style-name="gr3" draw:text-style-name="P4" draw:layer="layout" svg:x1="17.794cm" svg:y1="18.12cm" svg:x2="17.794cm" svg:y2="17.547cm">
          <text:p/>
        </draw:line>
        <draw:line draw:style-name="gr3" draw:text-style-name="P4" draw:layer="layout" svg:x1="17.794cm" svg:y1="19.3cm" svg:x2="17.794cm" svg:y2="18.727cm">
          <text:p/>
        </draw:line>
        <draw:line draw:style-name="gr3" draw:text-style-name="P4" draw:layer="layout" svg:x1="17.794cm" svg:y1="20.48cm" svg:x2="17.794cm" svg:y2="19.907cm">
          <text:p/>
        </draw:line>
        <draw:line draw:style-name="gr3" draw:text-style-name="P4" draw:layer="layout" svg:x1="17.794cm" svg:y1="21.66cm" svg:x2="17.794cm" svg:y2="21.087cm">
          <text:p/>
        </draw:line>
        <draw:line draw:style-name="gr3" draw:text-style-name="P4" draw:layer="layout" svg:x1="17.794cm" svg:y1="22.839cm" svg:x2="17.794cm" svg:y2="22.267cm">
          <text:p/>
        </draw:line>
        <draw:line draw:style-name="gr3" draw:text-style-name="P4" draw:layer="layout" svg:x1="17.794cm" svg:y1="24.019cm" svg:x2="17.794cm" svg:y2="23.447cm">
          <text:p/>
        </draw:line>
        <draw:line draw:style-name="gr3" draw:text-style-name="P4" draw:layer="layout" svg:x1="17.794cm" svg:y1="25.199cm" svg:x2="17.794cm" svg:y2="24.627cm">
          <text:p/>
        </draw:line>
        <draw:line draw:style-name="gr3" draw:text-style-name="P4" draw:layer="layout" svg:x1="17.794cm" svg:y1="26.379cm" svg:x2="17.794cm" svg:y2="25.807cm">
          <text:p/>
        </draw:line>
        <draw:line draw:style-name="gr3" draw:text-style-name="P4" draw:layer="layout" svg:x1="17.794cm" svg:y1="27.559cm" svg:x2="17.794cm" svg:y2="26.987cm">
          <text:p/>
        </draw:line>
        <draw:line draw:style-name="gr3" draw:text-style-name="P4" draw:layer="layout" svg:x1="17.794cm" svg:y1="16.35cm" svg:x2="17.794cm" svg:y2="15.777cm">
          <text:p/>
        </draw:line>
        <draw:line draw:style-name="gr3" draw:text-style-name="P4" draw:layer="layout" svg:x1="17.794cm" svg:y1="17.53cm" svg:x2="17.794cm" svg:y2="16.957cm">
          <text:p/>
        </draw:line>
        <draw:line draw:style-name="gr3" draw:text-style-name="P4" draw:layer="layout" svg:x1="17.794cm" svg:y1="18.71cm" svg:x2="17.794cm" svg:y2="18.137cm">
          <text:p/>
        </draw:line>
        <draw:line draw:style-name="gr3" draw:text-style-name="P4" draw:layer="layout" svg:x1="17.794cm" svg:y1="19.89cm" svg:x2="17.794cm" svg:y2="19.317cm">
          <text:p/>
        </draw:line>
        <draw:line draw:style-name="gr3" draw:text-style-name="P4" draw:layer="layout" svg:x1="17.794cm" svg:y1="21.07cm" svg:x2="17.794cm" svg:y2="20.497cm">
          <text:p/>
        </draw:line>
        <draw:line draw:style-name="gr3" draw:text-style-name="P4" draw:layer="layout" svg:x1="17.794cm" svg:y1="22.249cm" svg:x2="17.794cm" svg:y2="21.677cm">
          <text:p/>
        </draw:line>
        <draw:line draw:style-name="gr3" draw:text-style-name="P4" draw:layer="layout" svg:x1="17.794cm" svg:y1="23.429cm" svg:x2="17.794cm" svg:y2="22.857cm">
          <text:p/>
        </draw:line>
        <draw:line draw:style-name="gr3" draw:text-style-name="P4" draw:layer="layout" svg:x1="17.794cm" svg:y1="24.609cm" svg:x2="17.794cm" svg:y2="24.037cm">
          <text:p/>
        </draw:line>
        <draw:line draw:style-name="gr3" draw:text-style-name="P4" draw:layer="layout" svg:x1="17.794cm" svg:y1="25.789cm" svg:x2="17.794cm" svg:y2="25.217cm">
          <text:p/>
        </draw:line>
        <draw:line draw:style-name="gr3" draw:text-style-name="P4" draw:layer="layout" svg:x1="17.794cm" svg:y1="26.969cm" svg:x2="17.794cm" svg:y2="26.397cm">
          <text:p/>
        </draw:line>
        <draw:line draw:style-name="gr3" draw:text-style-name="P4" draw:layer="layout" svg:x1="17.794cm" svg:y1="28.149cm" svg:x2="17.794cm" svg:y2="27.577cm">
          <text:p/>
        </draw:line>
        <draw:line draw:style-name="gr3" draw:text-style-name="P4" draw:layer="layout" svg:x1="17.775cm" svg:y1="14.111cm" svg:x2="17.775cm" svg:y2="13.276cm">
          <text:p/>
        </draw:line>
        <draw:line draw:style-name="gr3" draw:text-style-name="P4" draw:layer="layout" svg:x1="17.775cm" svg:y1="28.932cm" svg:x2="17.775cm" svg:y2="28.097cm">
          <text:p/>
        </draw:line>
        <draw:frame draw:style-name="gr14" draw:text-style-name="P15" draw:layer="layout" svg:width="1.524cm" svg:height="0.391cm" svg:x="15.811cm" svg:y="15.979cm">
          <draw:text-box>
            <text:p text:style-name="P14">19700 kr</text:p>
          </draw:text-box>
        </draw:frame>
        <draw:frame draw:style-name="gr14" draw:text-style-name="P15" draw:layer="layout" svg:width="1.524cm" svg:height="0.391cm" svg:x="15.811cm" svg:y="16.58cm">
          <draw:text-box>
            <text:p text:style-name="P14">19600 kr</text:p>
          </draw:text-box>
        </draw:frame>
        <draw:frame draw:style-name="gr14" draw:text-style-name="P15" draw:layer="layout" svg:width="2.618cm" svg:height="0.391cm" svg:x="15.743cm" svg:y="25.38cm">
          <draw:text-box>
            <text:p text:style-name="P14">55333 k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Black1" svg:font-family="ArialBlack"/>
    <style:font-face style:name="MinionProular1" svg:font-family="MinionProular"/>
    <style:font-face style:name="Wingdingsular1" svg:font-family="Wingdingsular"/>
    <style:font-face style:name="Arial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inionProular" svg:font-family="MinionProular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6T21:03:31.348386574</dc:date>
    <meta:editing-duration>PT6M6S</meta:editing-duration>
    <meta:editing-cycles>1</meta:editing-cycles>
    <meta:document-statistic meta:object-count="475"/>
    <meta:generator>LibreOffice/6.2.4.2.0$Linux_X86_64 LibreOffice_project/20$Build-2</meta:generator>
  </office:meta>
</office:document-meta>
</file>